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1003" calcext:value-type="float">
            <text:p>1003</text:p>
          </table:table-cell>
          <table:table-cell office:value-type="float" office:value="3727244093" calcext:value-type="float">
            <text:p>3727244093</text:p>
          </table:table-cell>
          <table:table-cell office:value-type="float" office:value="7288473496" calcext:value-type="float">
            <text:p>7288473496</text:p>
          </table:table-cell>
          <table:table-cell office:value-type="float" office:value="161271" calcext:value-type="float">
            <text:p>161271</text:p>
          </table:table-cell>
          <table:table-cell office:value-type="float" office:value="58950254" calcext:value-type="float">
            <text:p>58950254</text:p>
          </table:table-cell>
          <table:table-cell office:value-type="float" office:value="46114539" calcext:value-type="float">
            <text:p>46114539</text:p>
          </table:table-cell>
          <table:table-cell office:value-type="float" office:value="44104222" calcext:value-type="float">
            <text:p>441042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1389" calcext:value-type="float">
            <text:p>0.511389</text:p>
          </table:table-cell>
          <table:table-cell office:value-type="float" office:value="161271" calcext:value-type="float">
            <text:p>161271</text:p>
          </table:table-cell>
          <table:table-cell office:value-type="float" office:value="3.761532" calcext:value-type="float">
            <text:p>3.761532</text:p>
          </table:table-cell>
          <table:table-cell office:value-type="float" office:value="2.942503" calcext:value-type="float">
            <text:p>2.942503</text:p>
          </table:table-cell>
          <table:table-cell office:value-type="float" office:value="2.814228" calcext:value-type="float">
            <text:p>2.814228</text:p>
          </table:table-cell>
          <table:table-cell office:value-type="float" office:value="1.28" calcext:value-type="float">
            <text:p>1.28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3" calcext:value-type="float">
            <text:p>58883</text:p>
          </table:table-cell>
          <table:table-cell office:value-type="float" office:value="1003" calcext:value-type="float">
            <text:p>1003</text:p>
          </table:table-cell>
          <table:table-cell office:value-type="float" office:value="3595372258" calcext:value-type="float">
            <text:p>3595372258</text:p>
          </table:table-cell>
          <table:table-cell office:value-type="float" office:value="7264206978" calcext:value-type="float">
            <text:p>7264206978</text:p>
          </table:table-cell>
          <table:table-cell office:value-type="float" office:value="41622" calcext:value-type="float">
            <text:p>41622</text:p>
          </table:table-cell>
          <table:table-cell office:value-type="float" office:value="50759617" calcext:value-type="float">
            <text:p>50759617</text:p>
          </table:table-cell>
          <table:table-cell office:value-type="float" office:value="40045302" calcext:value-type="float">
            <text:p>40045302</text:p>
          </table:table-cell>
          <table:table-cell office:value-type="float" office:value="38356766" calcext:value-type="float">
            <text:p>38356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4944" calcext:value-type="float">
            <text:p>0.494944</text:p>
          </table:table-cell>
          <table:table-cell office:value-type="float" office:value="41622" calcext:value-type="float">
            <text:p>41622</text:p>
          </table:table-cell>
          <table:table-cell office:value-type="float" office:value="3.238899" calcext:value-type="float">
            <text:p>3.238899</text:p>
          </table:table-cell>
          <table:table-cell office:value-type="float" office:value="2.555234" calcext:value-type="float">
            <text:p>2.555234</text:p>
          </table:table-cell>
          <table:table-cell office:value-type="float" office:value="2.447491" calcext:value-type="float">
            <text:p>2.447491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 office:value-type="float" office:value="1003" calcext:value-type="float">
            <text:p>1003</text:p>
          </table:table-cell>
          <table:table-cell office:value-type="float" office:value="3718310598" calcext:value-type="float">
            <text:p>3718310598</text:p>
          </table:table-cell>
          <table:table-cell office:value-type="float" office:value="7472357295" calcext:value-type="float">
            <text:p>7472357295</text:p>
          </table:table-cell>
          <table:table-cell office:value-type="float" office:value="206617" calcext:value-type="float">
            <text:p>206617</text:p>
          </table:table-cell>
          <table:table-cell office:value-type="float" office:value="57827442" calcext:value-type="float">
            <text:p>57827442</text:p>
          </table:table-cell>
          <table:table-cell office:value-type="float" office:value="47427575" calcext:value-type="float">
            <text:p>47427575</text:p>
          </table:table-cell>
          <table:table-cell office:value-type="float" office:value="43154655" calcext:value-type="float">
            <text:p>4315465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7609" calcext:value-type="float">
            <text:p>0.497609</text:p>
          </table:table-cell>
          <table:table-cell office:value-type="float" office:value="206617" calcext:value-type="float">
            <text:p>206617</text:p>
          </table:table-cell>
          <table:table-cell office:value-type="float" office:value="3.689887" calcext:value-type="float">
            <text:p>3.689887</text:p>
          </table:table-cell>
          <table:table-cell office:value-type="float" office:value="3.026286" calcext:value-type="float">
            <text:p>3.026286</text:p>
          </table:table-cell>
          <table:table-cell office:value-type="float" office:value="2.753637" calcext:value-type="float">
            <text:p>2.753637</text:p>
          </table:table-cell>
          <table:table-cell office:value-type="float" office:value="1.22" calcext:value-type="float">
            <text:p>1.22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1003" calcext:value-type="float">
            <text:p>1003</text:p>
          </table:table-cell>
          <table:table-cell office:value-type="float" office:value="3617686487" calcext:value-type="float">
            <text:p>3617686487</text:p>
          </table:table-cell>
          <table:table-cell office:value-type="float" office:value="7466956240" calcext:value-type="float">
            <text:p>7466956240</text:p>
          </table:table-cell>
          <table:table-cell office:value-type="float" office:value="42925" calcext:value-type="float">
            <text:p>42925</text:p>
          </table:table-cell>
          <table:table-cell office:value-type="float" office:value="51921835" calcext:value-type="float">
            <text:p>51921835</text:p>
          </table:table-cell>
          <table:table-cell office:value-type="float" office:value="41272553" calcext:value-type="float">
            <text:p>41272553</text:p>
          </table:table-cell>
          <table:table-cell office:value-type="float" office:value="39365873" calcext:value-type="float">
            <text:p>39365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4493" calcext:value-type="float">
            <text:p>0.484493</text:p>
          </table:table-cell>
          <table:table-cell office:value-type="float" office:value="42925" calcext:value-type="float">
            <text:p>42925</text:p>
          </table:table-cell>
          <table:table-cell office:value-type="float" office:value="3.313058" calcext:value-type="float">
            <text:p>3.313058</text:p>
          </table:table-cell>
          <table:table-cell office:value-type="float" office:value="2.633543" calcext:value-type="float">
            <text:p>2.633543</text:p>
          </table:table-cell>
          <table:table-cell office:value-type="float" office:value="2.51188" calcext:value-type="float">
            <text:p>2.51188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1003" calcext:value-type="float">
            <text:p>1003</text:p>
          </table:table-cell>
          <table:table-cell office:value-type="float" office:value="3719779940" calcext:value-type="float">
            <text:p>3719779940</text:p>
          </table:table-cell>
          <table:table-cell office:value-type="float" office:value="7477471566" calcext:value-type="float">
            <text:p>7477471566</text:p>
          </table:table-cell>
          <table:table-cell office:value-type="float" office:value="150323" calcext:value-type="float">
            <text:p>150323</text:p>
          </table:table-cell>
          <table:table-cell office:value-type="float" office:value="62196221" calcext:value-type="float">
            <text:p>62196221</text:p>
          </table:table-cell>
          <table:table-cell office:value-type="float" office:value="49389026" calcext:value-type="float">
            <text:p>49389026</text:p>
          </table:table-cell>
          <table:table-cell office:value-type="float" office:value="47112584" calcext:value-type="float">
            <text:p>4711258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7465" calcext:value-type="float">
            <text:p>0.497465</text:p>
          </table:table-cell>
          <table:table-cell office:value-type="float" office:value="150323" calcext:value-type="float">
            <text:p>150323</text:p>
          </table:table-cell>
          <table:table-cell office:value-type="float" office:value="3.968652" calcext:value-type="float">
            <text:p>3.968652</text:p>
          </table:table-cell>
          <table:table-cell office:value-type="float" office:value="3.151443" calcext:value-type="float">
            <text:p>3.151443</text:p>
          </table:table-cell>
          <table:table-cell office:value-type="float" office:value="3.006187" calcext:value-type="float">
            <text:p>3.006187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5" calcext:value-type="float">
            <text:p>58875</text:p>
          </table:table-cell>
          <table:table-cell office:value-type="float" office:value="1003" calcext:value-type="float">
            <text:p>1003</text:p>
          </table:table-cell>
          <table:table-cell office:value-type="float" office:value="3713900811" calcext:value-type="float">
            <text:p>3713900811</text:p>
          </table:table-cell>
          <table:table-cell office:value-type="float" office:value="7480637365" calcext:value-type="float">
            <text:p>7480637365</text:p>
          </table:table-cell>
          <table:table-cell office:value-type="float" office:value="50194" calcext:value-type="float">
            <text:p>50194</text:p>
          </table:table-cell>
          <table:table-cell office:value-type="float" office:value="61990852" calcext:value-type="float">
            <text:p>61990852</text:p>
          </table:table-cell>
          <table:table-cell office:value-type="float" office:value="49187298" calcext:value-type="float">
            <text:p>49187298</text:p>
          </table:table-cell>
          <table:table-cell office:value-type="float" office:value="46994868" calcext:value-type="float">
            <text:p>469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6468" calcext:value-type="float">
            <text:p>0.496468</text:p>
          </table:table-cell>
          <table:table-cell office:value-type="float" office:value="50194" calcext:value-type="float">
            <text:p>50194</text:p>
          </table:table-cell>
          <table:table-cell office:value-type="float" office:value="3.955548" calcext:value-type="float">
            <text:p>3.955548</text:p>
          </table:table-cell>
          <table:table-cell office:value-type="float" office:value="3.138571" calcext:value-type="float">
            <text:p>3.138571</text:p>
          </table:table-cell>
          <table:table-cell office:value-type="float" office:value="2.998676" calcext:value-type="float">
            <text:p>2.998676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3" calcext:value-type="float">
            <text:p>58873</text:p>
          </table:table-cell>
          <table:table-cell office:value-type="float" office:value="1003" calcext:value-type="float">
            <text:p>1003</text:p>
          </table:table-cell>
          <table:table-cell office:value-type="float" office:value="3909456812" calcext:value-type="float">
            <text:p>3909456812</text:p>
          </table:table-cell>
          <table:table-cell office:value-type="float" office:value="7472520075" calcext:value-type="float">
            <text:p>7472520075</text:p>
          </table:table-cell>
          <table:table-cell office:value-type="float" office:value="151296" calcext:value-type="float">
            <text:p>151296</text:p>
          </table:table-cell>
          <table:table-cell office:value-type="float" office:value="70179154" calcext:value-type="float">
            <text:p>70179154</text:p>
          </table:table-cell>
          <table:table-cell office:value-type="float" office:value="55190553" calcext:value-type="float">
            <text:p>55190553</text:p>
          </table:table-cell>
          <table:table-cell office:value-type="float" office:value="52801622" calcext:value-type="float">
            <text:p>5280162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3178" calcext:value-type="float">
            <text:p>0.523178</text:p>
          </table:table-cell>
          <table:table-cell office:value-type="float" office:value="151296" calcext:value-type="float">
            <text:p>151296</text:p>
          </table:table-cell>
          <table:table-cell office:value-type="float" office:value="4.478032" calcext:value-type="float">
            <text:p>4.478032</text:p>
          </table:table-cell>
          <table:table-cell office:value-type="float" office:value="3.521631" calcext:value-type="float">
            <text:p>3.521631</text:p>
          </table:table-cell>
          <table:table-cell office:value-type="float" office:value="3.369196" calcext:value-type="float">
            <text:p>3.369196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1" calcext:value-type="float">
            <text:p>58871</text:p>
          </table:table-cell>
          <table:table-cell office:value-type="float" office:value="1003" calcext:value-type="float">
            <text:p>1003</text:p>
          </table:table-cell>
          <table:table-cell office:value-type="float" office:value="3690600957" calcext:value-type="float">
            <text:p>3690600957</text:p>
          </table:table-cell>
          <table:table-cell office:value-type="float" office:value="7462484126" calcext:value-type="float">
            <text:p>7462484126</text:p>
          </table:table-cell>
          <table:table-cell office:value-type="float" office:value="45198" calcext:value-type="float">
            <text:p>45198</text:p>
          </table:table-cell>
          <table:table-cell office:value-type="float" office:value="54206046" calcext:value-type="float">
            <text:p>54206046</text:p>
          </table:table-cell>
          <table:table-cell office:value-type="float" office:value="42763969" calcext:value-type="float">
            <text:p>42763969</text:p>
          </table:table-cell>
          <table:table-cell office:value-type="float" office:value="40884408" calcext:value-type="float">
            <text:p>40884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4554" calcext:value-type="float">
            <text:p>0.494554</text:p>
          </table:table-cell>
          <table:table-cell office:value-type="float" office:value="45198" calcext:value-type="float">
            <text:p>45198</text:p>
          </table:table-cell>
          <table:table-cell office:value-type="float" office:value="3.458811" calcext:value-type="float">
            <text:p>3.458811</text:p>
          </table:table-cell>
          <table:table-cell office:value-type="float" office:value="2.728708" calcext:value-type="float">
            <text:p>2.728708</text:p>
          </table:table-cell>
          <table:table-cell office:value-type="float" office:value="2.608776" calcext:value-type="float">
            <text:p>2.608776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2005" calcext:value-type="float">
            <text:p>2005</text:p>
          </table:table-cell>
          <table:table-cell office:value-type="float" office:value="4481867840" calcext:value-type="float">
            <text:p>4481867840</text:p>
          </table:table-cell>
          <table:table-cell office:value-type="float" office:value="9088116602" calcext:value-type="float">
            <text:p>9088116602</text:p>
          </table:table-cell>
          <table:table-cell office:value-type="float" office:value="45512" calcext:value-type="float">
            <text:p>45512</text:p>
          </table:table-cell>
          <table:table-cell office:value-type="float" office:value="64326333" calcext:value-type="float">
            <text:p>64326333</text:p>
          </table:table-cell>
          <table:table-cell office:value-type="float" office:value="51431218" calcext:value-type="float">
            <text:p>51431218</text:p>
          </table:table-cell>
          <table:table-cell office:value-type="float" office:value="49072058" calcext:value-type="float">
            <text:p>4907205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3157" calcext:value-type="float">
            <text:p>0.493157</text:p>
          </table:table-cell>
          <table:table-cell office:value-type="float" office:value="45512" calcext:value-type="float">
            <text:p>45512</text:p>
          </table:table-cell>
          <table:table-cell office:value-type="float" office:value="4.108668" calcext:value-type="float">
            <text:p>4.108668</text:p>
          </table:table-cell>
          <table:table-cell office:value-type="float" office:value="3.285028" calcext:value-type="float">
            <text:p>3.285028</text:p>
          </table:table-cell>
          <table:table-cell office:value-type="float" office:value="3.134343" calcext:value-type="float">
            <text:p>3.134343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3" calcext:value-type="float">
            <text:p>58883</text:p>
          </table:table-cell>
          <table:table-cell office:value-type="float" office:value="2005" calcext:value-type="float">
            <text:p>2005</text:p>
          </table:table-cell>
          <table:table-cell office:value-type="float" office:value="4610269876" calcext:value-type="float">
            <text:p>4610269876</text:p>
          </table:table-cell>
          <table:table-cell office:value-type="float" office:value="9079245993" calcext:value-type="float">
            <text:p>9079245993</text:p>
          </table:table-cell>
          <table:table-cell office:value-type="float" office:value="48942" calcext:value-type="float">
            <text:p>48942</text:p>
          </table:table-cell>
          <table:table-cell office:value-type="float" office:value="72228297" calcext:value-type="float">
            <text:p>72228297</text:p>
          </table:table-cell>
          <table:table-cell office:value-type="float" office:value="57234393" calcext:value-type="float">
            <text:p>57234393</text:p>
          </table:table-cell>
          <table:table-cell office:value-type="float" office:value="54714563" calcext:value-type="float">
            <text:p>54714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7781" calcext:value-type="float">
            <text:p>0.507781</text:p>
          </table:table-cell>
          <table:table-cell office:value-type="float" office:value="48942" calcext:value-type="float">
            <text:p>48942</text:p>
          </table:table-cell>
          <table:table-cell office:value-type="float" office:value="4.613384" calcext:value-type="float">
            <text:p>4.613384</text:p>
          </table:table-cell>
          <table:table-cell office:value-type="float" office:value="3.65569" calcext:value-type="float">
            <text:p>3.65569</text:p>
          </table:table-cell>
          <table:table-cell office:value-type="float" office:value="3.494743" calcext:value-type="float">
            <text:p>3.494743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 office:value-type="float" office:value="2005" calcext:value-type="float">
            <text:p>2005</text:p>
          </table:table-cell>
          <table:table-cell office:value-type="float" office:value="4612467403" calcext:value-type="float">
            <text:p>4612467403</text:p>
          </table:table-cell>
          <table:table-cell office:value-type="float" office:value="9070285841" calcext:value-type="float">
            <text:p>9070285841</text:p>
          </table:table-cell>
          <table:table-cell office:value-type="float" office:value="127720" calcext:value-type="float">
            <text:p>127720</text:p>
          </table:table-cell>
          <table:table-cell office:value-type="float" office:value="74351130" calcext:value-type="float">
            <text:p>74351130</text:p>
          </table:table-cell>
          <table:table-cell office:value-type="float" office:value="61890463" calcext:value-type="float">
            <text:p>61890463</text:p>
          </table:table-cell>
          <table:table-cell office:value-type="float" office:value="56583617" calcext:value-type="float">
            <text:p>5658361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8525" calcext:value-type="float">
            <text:p>0.508525</text:p>
          </table:table-cell>
          <table:table-cell office:value-type="float" office:value="127720" calcext:value-type="float">
            <text:p>127720</text:p>
          </table:table-cell>
          <table:table-cell office:value-type="float" office:value="4.748974" calcext:value-type="float">
            <text:p>4.748974</text:p>
          </table:table-cell>
          <table:table-cell office:value-type="float" office:value="3.953084" calcext:value-type="float">
            <text:p>3.953084</text:p>
          </table:table-cell>
          <table:table-cell office:value-type="float" office:value="3.614123" calcext:value-type="float">
            <text:p>3.614123</text:p>
          </table:table-cell>
          <table:table-cell office:value-type="float" office:value="1.2" calcext:value-type="float">
            <text:p>1.2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2005" calcext:value-type="float">
            <text:p>2005</text:p>
          </table:table-cell>
          <table:table-cell office:value-type="float" office:value="4575109204" calcext:value-type="float">
            <text:p>4575109204</text:p>
          </table:table-cell>
          <table:table-cell office:value-type="float" office:value="9067204392" calcext:value-type="float">
            <text:p>9067204392</text:p>
          </table:table-cell>
          <table:table-cell office:value-type="float" office:value="48205" calcext:value-type="float">
            <text:p>48205</text:p>
          </table:table-cell>
          <table:table-cell office:value-type="float" office:value="69419534" calcext:value-type="float">
            <text:p>69419534</text:p>
          </table:table-cell>
          <table:table-cell office:value-type="float" office:value="54397529" calcext:value-type="float">
            <text:p>54397529</text:p>
          </table:table-cell>
          <table:table-cell office:value-type="float" office:value="52184671" calcext:value-type="float">
            <text:p>52184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578" calcext:value-type="float">
            <text:p>0.504578</text:p>
          </table:table-cell>
          <table:table-cell office:value-type="float" office:value="48205" calcext:value-type="float">
            <text:p>48205</text:p>
          </table:table-cell>
          <table:table-cell office:value-type="float" office:value="4.433982" calcext:value-type="float">
            <text:p>4.433982</text:p>
          </table:table-cell>
          <table:table-cell office:value-type="float" office:value="3.474493" calcext:value-type="float">
            <text:p>3.474493</text:p>
          </table:table-cell>
          <table:table-cell office:value-type="float" office:value="3.333153" calcext:value-type="float">
            <text:p>3.333153</text:p>
          </table:table-cell>
          <table:table-cell office:value-type="float" office:value="1.28" calcext:value-type="float">
            <text:p>1.2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2006" calcext:value-type="float">
            <text:p>2006</text:p>
          </table:table-cell>
          <table:table-cell office:value-type="float" office:value="4677789675" calcext:value-type="float">
            <text:p>4677789675</text:p>
          </table:table-cell>
          <table:table-cell office:value-type="float" office:value="9061721468" calcext:value-type="float">
            <text:p>9061721468</text:p>
          </table:table-cell>
          <table:table-cell office:value-type="float" office:value="55798" calcext:value-type="float">
            <text:p>55798</text:p>
          </table:table-cell>
          <table:table-cell office:value-type="float" office:value="82147384" calcext:value-type="float">
            <text:p>82147384</text:p>
          </table:table-cell>
          <table:table-cell office:value-type="float" office:value="64946812" calcext:value-type="float">
            <text:p>64946812</text:p>
          </table:table-cell>
          <table:table-cell office:value-type="float" office:value="62166356" calcext:value-type="float">
            <text:p>6216635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6214" calcext:value-type="float">
            <text:p>0.516214</text:p>
          </table:table-cell>
          <table:table-cell office:value-type="float" office:value="55798" calcext:value-type="float">
            <text:p>55798</text:p>
          </table:table-cell>
          <table:table-cell office:value-type="float" office:value="5.241707" calcext:value-type="float">
            <text:p>5.241707</text:p>
          </table:table-cell>
          <table:table-cell office:value-type="float" office:value="4.144164" calcext:value-type="float">
            <text:p>4.144164</text:p>
          </table:table-cell>
          <table:table-cell office:value-type="float" office:value="3.966747" calcext:value-type="float">
            <text:p>3.966747</text:p>
          </table:table-cell>
          <table:table-cell office:value-type="float" office:value="1.26" calcext:value-type="float">
            <text:p>1.2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5" calcext:value-type="float">
            <text:p>58875</text:p>
          </table:table-cell>
          <table:table-cell office:value-type="float" office:value="2005" calcext:value-type="float">
            <text:p>2005</text:p>
          </table:table-cell>
          <table:table-cell office:value-type="float" office:value="4680113206" calcext:value-type="float">
            <text:p>4680113206</text:p>
          </table:table-cell>
          <table:table-cell office:value-type="float" office:value="9058114335" calcext:value-type="float">
            <text:p>9058114335</text:p>
          </table:table-cell>
          <table:table-cell office:value-type="float" office:value="54966" calcext:value-type="float">
            <text:p>54966</text:p>
          </table:table-cell>
          <table:table-cell office:value-type="float" office:value="80452957" calcext:value-type="float">
            <text:p>80452957</text:p>
          </table:table-cell>
          <table:table-cell office:value-type="float" office:value="63337574" calcext:value-type="float">
            <text:p>63337574</text:p>
          </table:table-cell>
          <table:table-cell office:value-type="float" office:value="60640763" calcext:value-type="float">
            <text:p>60640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6676" calcext:value-type="float">
            <text:p>0.516676</text:p>
          </table:table-cell>
          <table:table-cell office:value-type="float" office:value="54966" calcext:value-type="float">
            <text:p>54966</text:p>
          </table:table-cell>
          <table:table-cell office:value-type="float" office:value="5.138712" calcext:value-type="float">
            <text:p>5.138712</text:p>
          </table:table-cell>
          <table:table-cell office:value-type="float" office:value="4.045514" calcext:value-type="float">
            <text:p>4.045514</text:p>
          </table:table-cell>
          <table:table-cell office:value-type="float" office:value="3.873262" calcext:value-type="float">
            <text:p>3.873262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3" calcext:value-type="float">
            <text:p>58873</text:p>
          </table:table-cell>
          <table:table-cell office:value-type="float" office:value="2005" calcext:value-type="float">
            <text:p>2005</text:p>
          </table:table-cell>
          <table:table-cell office:value-type="float" office:value="4605352646" calcext:value-type="float">
            <text:p>4605352646</text:p>
          </table:table-cell>
          <table:table-cell office:value-type="float" office:value="9073591394" calcext:value-type="float">
            <text:p>9073591394</text:p>
          </table:table-cell>
          <table:table-cell office:value-type="float" office:value="48494" calcext:value-type="float">
            <text:p>48494</text:p>
          </table:table-cell>
          <table:table-cell office:value-type="float" office:value="71534650" calcext:value-type="float">
            <text:p>71534650</text:p>
          </table:table-cell>
          <table:table-cell office:value-type="float" office:value="56512453" calcext:value-type="float">
            <text:p>56512453</text:p>
          </table:table-cell>
          <table:table-cell office:value-type="float" office:value="54064570" calcext:value-type="float">
            <text:p>5406457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7556" calcext:value-type="float">
            <text:p>0.507556</text:p>
          </table:table-cell>
          <table:table-cell office:value-type="float" office:value="48494" calcext:value-type="float">
            <text:p>48494</text:p>
          </table:table-cell>
          <table:table-cell office:value-type="float" office:value="4.569079" calcext:value-type="float">
            <text:p>4.569079</text:p>
          </table:table-cell>
          <table:table-cell office:value-type="float" office:value="3.609578" calcext:value-type="float">
            <text:p>3.609578</text:p>
          </table:table-cell>
          <table:table-cell office:value-type="float" office:value="3.453226" calcext:value-type="float">
            <text:p>3.453226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1" calcext:value-type="float">
            <text:p>58871</text:p>
          </table:table-cell>
          <table:table-cell office:value-type="float" office:value="2005" calcext:value-type="float">
            <text:p>2005</text:p>
          </table:table-cell>
          <table:table-cell office:value-type="float" office:value="4550000875" calcext:value-type="float">
            <text:p>4550000875</text:p>
          </table:table-cell>
          <table:table-cell office:value-type="float" office:value="9078787532" calcext:value-type="float">
            <text:p>9078787532</text:p>
          </table:table-cell>
          <table:table-cell office:value-type="float" office:value="47047" calcext:value-type="float">
            <text:p>47047</text:p>
          </table:table-cell>
          <table:table-cell office:value-type="float" office:value="69101218" calcext:value-type="float">
            <text:p>69101218</text:p>
          </table:table-cell>
          <table:table-cell office:value-type="float" office:value="54940339" calcext:value-type="float">
            <text:p>54940339</text:p>
          </table:table-cell>
          <table:table-cell office:value-type="float" office:value="52589355" calcext:value-type="float">
            <text:p>52589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1168" calcext:value-type="float">
            <text:p>0.501168</text:p>
          </table:table-cell>
          <table:table-cell office:value-type="float" office:value="47047" calcext:value-type="float">
            <text:p>47047</text:p>
          </table:table-cell>
          <table:table-cell office:value-type="float" office:value="4.413651" calcext:value-type="float">
            <text:p>4.413651</text:p>
          </table:table-cell>
          <table:table-cell office:value-type="float" office:value="3.509163" calcext:value-type="float">
            <text:p>3.509163</text:p>
          </table:table-cell>
          <table:table-cell office:value-type="float" office:value="3.359001" calcext:value-type="float">
            <text:p>3.359001</text:p>
          </table:table-cell>
          <table:table-cell office:value-type="float" office:value="1.26" calcext:value-type="float">
            <text:p>1.2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3007" calcext:value-type="float">
            <text:p>3007</text:p>
          </table:table-cell>
          <table:table-cell office:value-type="float" office:value="4590805705" calcext:value-type="float">
            <text:p>4590805705</text:p>
          </table:table-cell>
          <table:table-cell office:value-type="float" office:value="9072506877" calcext:value-type="float">
            <text:p>9072506877</text:p>
          </table:table-cell>
          <table:table-cell office:value-type="float" office:value="49852" calcext:value-type="float">
            <text:p>49852</text:p>
          </table:table-cell>
          <table:table-cell office:value-type="float" office:value="71138681" calcext:value-type="float">
            <text:p>71138681</text:p>
          </table:table-cell>
          <table:table-cell office:value-type="float" office:value="56167952" calcext:value-type="float">
            <text:p>56167952</text:p>
          </table:table-cell>
          <table:table-cell office:value-type="float" office:value="53678003" calcext:value-type="float">
            <text:p>536780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6013" calcext:value-type="float">
            <text:p>0.506013</text:p>
          </table:table-cell>
          <table:table-cell office:value-type="float" office:value="49852" calcext:value-type="float">
            <text:p>49852</text:p>
          </table:table-cell>
          <table:table-cell office:value-type="float" office:value="4.543788" calcext:value-type="float">
            <text:p>4.543788</text:p>
          </table:table-cell>
          <table:table-cell office:value-type="float" office:value="3.587574" calcext:value-type="float">
            <text:p>3.587574</text:p>
          </table:table-cell>
          <table:table-cell office:value-type="float" office:value="3.428535" calcext:value-type="float">
            <text:p>3.428535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3" calcext:value-type="float">
            <text:p>58883</text:p>
          </table:table-cell>
          <table:table-cell office:value-type="float" office:value="3007" calcext:value-type="float">
            <text:p>3007</text:p>
          </table:table-cell>
          <table:table-cell office:value-type="float" office:value="4728446023" calcext:value-type="float">
            <text:p>4728446023</text:p>
          </table:table-cell>
          <table:table-cell office:value-type="float" office:value="9065086872" calcext:value-type="float">
            <text:p>9065086872</text:p>
          </table:table-cell>
          <table:table-cell office:value-type="float" office:value="53546" calcext:value-type="float">
            <text:p>53546</text:p>
          </table:table-cell>
          <table:table-cell office:value-type="float" office:value="81801266" calcext:value-type="float">
            <text:p>81801266</text:p>
          </table:table-cell>
          <table:table-cell office:value-type="float" office:value="64680063" calcext:value-type="float">
            <text:p>64680063</text:p>
          </table:table-cell>
          <table:table-cell office:value-type="float" office:value="61845541" calcext:value-type="float">
            <text:p>61845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1611" calcext:value-type="float">
            <text:p>0.521611</text:p>
          </table:table-cell>
          <table:table-cell office:value-type="float" office:value="53546" calcext:value-type="float">
            <text:p>53546</text:p>
          </table:table-cell>
          <table:table-cell office:value-type="float" office:value="5.224831" calcext:value-type="float">
            <text:p>5.224831</text:p>
          </table:table-cell>
          <table:table-cell office:value-type="float" office:value="4.131261" calcext:value-type="float">
            <text:p>4.131261</text:p>
          </table:table-cell>
          <table:table-cell office:value-type="float" office:value="3.950214" calcext:value-type="float">
            <text:p>3.950214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 office:value-type="float" office:value="3007" calcext:value-type="float">
            <text:p>3007</text:p>
          </table:table-cell>
          <table:table-cell office:value-type="float" office:value="4567208771" calcext:value-type="float">
            <text:p>4567208771</text:p>
          </table:table-cell>
          <table:table-cell office:value-type="float" office:value="9070195601" calcext:value-type="float">
            <text:p>9070195601</text:p>
          </table:table-cell>
          <table:table-cell office:value-type="float" office:value="128271" calcext:value-type="float">
            <text:p>128271</text:p>
          </table:table-cell>
          <table:table-cell office:value-type="float" office:value="71982951" calcext:value-type="float">
            <text:p>71982951</text:p>
          </table:table-cell>
          <table:table-cell office:value-type="float" office:value="59658062" calcext:value-type="float">
            <text:p>59658062</text:p>
          </table:table-cell>
          <table:table-cell office:value-type="float" office:value="54421146" calcext:value-type="float">
            <text:p>5442114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354" calcext:value-type="float">
            <text:p>0.50354</text:p>
          </table:table-cell>
          <table:table-cell office:value-type="float" office:value="128271" calcext:value-type="float">
            <text:p>128271</text:p>
          </table:table-cell>
          <table:table-cell office:value-type="float" office:value="4.597713" calcext:value-type="float">
            <text:p>4.597713</text:p>
          </table:table-cell>
          <table:table-cell office:value-type="float" office:value="3.810495" calcext:value-type="float">
            <text:p>3.810495</text:p>
          </table:table-cell>
          <table:table-cell office:value-type="float" office:value="3.476001" calcext:value-type="float">
            <text:p>3.476001</text:p>
          </table:table-cell>
          <table:table-cell office:value-type="float" office:value="1.21" calcext:value-type="float">
            <text:p>1.2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3007" calcext:value-type="float">
            <text:p>3007</text:p>
          </table:table-cell>
          <table:table-cell office:value-type="float" office:value="4576596232" calcext:value-type="float">
            <text:p>4576596232</text:p>
          </table:table-cell>
          <table:table-cell office:value-type="float" office:value="9068310434" calcext:value-type="float">
            <text:p>9068310434</text:p>
          </table:table-cell>
          <table:table-cell office:value-type="float" office:value="49426" calcext:value-type="float">
            <text:p>49426</text:p>
          </table:table-cell>
          <table:table-cell office:value-type="float" office:value="72131341" calcext:value-type="float">
            <text:p>72131341</text:p>
          </table:table-cell>
          <table:table-cell office:value-type="float" office:value="57119987" calcext:value-type="float">
            <text:p>57119987</text:p>
          </table:table-cell>
          <table:table-cell office:value-type="float" office:value="54603448" calcext:value-type="float">
            <text:p>54603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68" calcext:value-type="float">
            <text:p>0.50468</text:p>
          </table:table-cell>
          <table:table-cell office:value-type="float" office:value="49426" calcext:value-type="float">
            <text:p>49426</text:p>
          </table:table-cell>
          <table:table-cell office:value-type="float" office:value="4.607192" calcext:value-type="float">
            <text:p>4.607192</text:p>
          </table:table-cell>
          <table:table-cell office:value-type="float" office:value="3.648382" calcext:value-type="float">
            <text:p>3.648382</text:p>
          </table:table-cell>
          <table:table-cell office:value-type="float" office:value="3.487645" calcext:value-type="float">
            <text:p>3.487645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3008" calcext:value-type="float">
            <text:p>3008</text:p>
          </table:table-cell>
          <table:table-cell office:value-type="float" office:value="4593607451" calcext:value-type="float">
            <text:p>4593607451</text:p>
          </table:table-cell>
          <table:table-cell office:value-type="float" office:value="9071556549" calcext:value-type="float">
            <text:p>9071556549</text:p>
          </table:table-cell>
          <table:table-cell office:value-type="float" office:value="47062" calcext:value-type="float">
            <text:p>47062</text:p>
          </table:table-cell>
          <table:table-cell office:value-type="float" office:value="71755839" calcext:value-type="float">
            <text:p>71755839</text:p>
          </table:table-cell>
          <table:table-cell office:value-type="float" office:value="56673753" calcext:value-type="float">
            <text:p>56673753</text:p>
          </table:table-cell>
          <table:table-cell office:value-type="float" office:value="54334142" calcext:value-type="float">
            <text:p>5433414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6375" calcext:value-type="float">
            <text:p>0.506375</text:p>
          </table:table-cell>
          <table:table-cell office:value-type="float" office:value="47062" calcext:value-type="float">
            <text:p>47062</text:p>
          </table:table-cell>
          <table:table-cell office:value-type="float" office:value="4.583207" calcext:value-type="float">
            <text:p>4.583207</text:p>
          </table:table-cell>
          <table:table-cell office:value-type="float" office:value="3.61988" calcext:value-type="float">
            <text:p>3.61988</text:p>
          </table:table-cell>
          <table:table-cell office:value-type="float" office:value="3.470444" calcext:value-type="float">
            <text:p>3.470444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5" calcext:value-type="float">
            <text:p>58875</text:p>
          </table:table-cell>
          <table:table-cell office:value-type="float" office:value="3007" calcext:value-type="float">
            <text:p>3007</text:p>
          </table:table-cell>
          <table:table-cell office:value-type="float" office:value="4609226431" calcext:value-type="float">
            <text:p>4609226431</text:p>
          </table:table-cell>
          <table:table-cell office:value-type="float" office:value="9076923492" calcext:value-type="float">
            <text:p>9076923492</text:p>
          </table:table-cell>
          <table:table-cell office:value-type="float" office:value="46687" calcext:value-type="float">
            <text:p>46687</text:p>
          </table:table-cell>
          <table:table-cell office:value-type="float" office:value="71886945" calcext:value-type="float">
            <text:p>71886945</text:p>
          </table:table-cell>
          <table:table-cell office:value-type="float" office:value="56865381" calcext:value-type="float">
            <text:p>56865381</text:p>
          </table:table-cell>
          <table:table-cell office:value-type="float" office:value="54434958" calcext:value-type="float">
            <text:p>54434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7796" calcext:value-type="float">
            <text:p>0.507796</text:p>
          </table:table-cell>
          <table:table-cell office:value-type="float" office:value="46687" calcext:value-type="float">
            <text:p>46687</text:p>
          </table:table-cell>
          <table:table-cell office:value-type="float" office:value="4.591581" calcext:value-type="float">
            <text:p>4.591581</text:p>
          </table:table-cell>
          <table:table-cell office:value-type="float" office:value="3.63212" calcext:value-type="float">
            <text:p>3.63212</text:p>
          </table:table-cell>
          <table:table-cell office:value-type="float" office:value="3.476884" calcext:value-type="float">
            <text:p>3.476884</text:p>
          </table:table-cell>
          <table:table-cell office:value-type="float" office:value="1.26" calcext:value-type="float">
            <text:p>1.2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3" calcext:value-type="float">
            <text:p>58873</text:p>
          </table:table-cell>
          <table:table-cell office:value-type="float" office:value="3008" calcext:value-type="float">
            <text:p>3008</text:p>
          </table:table-cell>
          <table:table-cell office:value-type="float" office:value="4680378283" calcext:value-type="float">
            <text:p>4680378283</text:p>
          </table:table-cell>
          <table:table-cell office:value-type="float" office:value="9061518361" calcext:value-type="float">
            <text:p>9061518361</text:p>
          </table:table-cell>
          <table:table-cell office:value-type="float" office:value="55706" calcext:value-type="float">
            <text:p>55706</text:p>
          </table:table-cell>
          <table:table-cell office:value-type="float" office:value="81243076" calcext:value-type="float">
            <text:p>81243076</text:p>
          </table:table-cell>
          <table:table-cell office:value-type="float" office:value="64120293" calcext:value-type="float">
            <text:p>64120293</text:p>
          </table:table-cell>
          <table:table-cell office:value-type="float" office:value="61292580" calcext:value-type="float">
            <text:p>6129258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6511" calcext:value-type="float">
            <text:p>0.516511</text:p>
          </table:table-cell>
          <table:table-cell office:value-type="float" office:value="55706" calcext:value-type="float">
            <text:p>55706</text:p>
          </table:table-cell>
          <table:table-cell office:value-type="float" office:value="5.184005" calcext:value-type="float">
            <text:p>5.184005</text:p>
          </table:table-cell>
          <table:table-cell office:value-type="float" office:value="4.091424" calcext:value-type="float">
            <text:p>4.091424</text:p>
          </table:table-cell>
          <table:table-cell office:value-type="float" office:value="3.910992" calcext:value-type="float">
            <text:p>3.910992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1" calcext:value-type="float">
            <text:p>58871</text:p>
          </table:table-cell>
          <table:table-cell office:value-type="float" office:value="3008" calcext:value-type="float">
            <text:p>3008</text:p>
          </table:table-cell>
          <table:table-cell office:value-type="float" office:value="4678062621" calcext:value-type="float">
            <text:p>4678062621</text:p>
          </table:table-cell>
          <table:table-cell office:value-type="float" office:value="9061402485" calcext:value-type="float">
            <text:p>9061402485</text:p>
          </table:table-cell>
          <table:table-cell office:value-type="float" office:value="54649" calcext:value-type="float">
            <text:p>54649</text:p>
          </table:table-cell>
          <table:table-cell office:value-type="float" office:value="79220074" calcext:value-type="float">
            <text:p>79220074</text:p>
          </table:table-cell>
          <table:table-cell office:value-type="float" office:value="62164289" calcext:value-type="float">
            <text:p>62164289</text:p>
          </table:table-cell>
          <table:table-cell office:value-type="float" office:value="59453618" calcext:value-type="float">
            <text:p>59453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6263" calcext:value-type="float">
            <text:p>0.516263</text:p>
          </table:table-cell>
          <table:table-cell office:value-type="float" office:value="54649" calcext:value-type="float">
            <text:p>54649</text:p>
          </table:table-cell>
          <table:table-cell office:value-type="float" office:value="5.05492" calcext:value-type="float">
            <text:p>5.05492</text:p>
          </table:table-cell>
          <table:table-cell office:value-type="float" office:value="3.966614" calcext:value-type="float">
            <text:p>3.966614</text:p>
          </table:table-cell>
          <table:table-cell office:value-type="float" office:value="3.79365" calcext:value-type="float">
            <text:p>3.79365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4009" calcext:value-type="float">
            <text:p>4009</text:p>
          </table:table-cell>
          <table:table-cell office:value-type="float" office:value="4616496509" calcext:value-type="float">
            <text:p>4616496509</text:p>
          </table:table-cell>
          <table:table-cell office:value-type="float" office:value="9088799199" calcext:value-type="float">
            <text:p>9088799199</text:p>
          </table:table-cell>
          <table:table-cell office:value-type="float" office:value="44648" calcext:value-type="float">
            <text:p>44648</text:p>
          </table:table-cell>
          <table:table-cell office:value-type="float" office:value="71120338" calcext:value-type="float">
            <text:p>71120338</text:p>
          </table:table-cell>
          <table:table-cell office:value-type="float" office:value="56126634" calcext:value-type="float">
            <text:p>56126634</text:p>
          </table:table-cell>
          <table:table-cell office:value-type="float" office:value="53579403" calcext:value-type="float">
            <text:p>535794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7933" calcext:value-type="float">
            <text:p>0.507933</text:p>
          </table:table-cell>
          <table:table-cell office:value-type="float" office:value="44648" calcext:value-type="float">
            <text:p>44648</text:p>
          </table:table-cell>
          <table:table-cell office:value-type="float" office:value="4.542616" calcext:value-type="float">
            <text:p>4.542616</text:p>
          </table:table-cell>
          <table:table-cell office:value-type="float" office:value="3.584934" calcext:value-type="float">
            <text:p>3.584934</text:p>
          </table:table-cell>
          <table:table-cell office:value-type="float" office:value="3.422237" calcext:value-type="float">
            <text:p>3.422237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3" calcext:value-type="float">
            <text:p>58883</text:p>
          </table:table-cell>
          <table:table-cell office:value-type="float" office:value="4009" calcext:value-type="float">
            <text:p>4009</text:p>
          </table:table-cell>
          <table:table-cell office:value-type="float" office:value="4549257037" calcext:value-type="float">
            <text:p>4549257037</text:p>
          </table:table-cell>
          <table:table-cell office:value-type="float" office:value="9049638903" calcext:value-type="float">
            <text:p>9049638903</text:p>
          </table:table-cell>
          <table:table-cell office:value-type="float" office:value="44550" calcext:value-type="float">
            <text:p>44550</text:p>
          </table:table-cell>
          <table:table-cell office:value-type="float" office:value="67345098" calcext:value-type="float">
            <text:p>67345098</text:p>
          </table:table-cell>
          <table:table-cell office:value-type="float" office:value="52953053" calcext:value-type="float">
            <text:p>52953053</text:p>
          </table:table-cell>
          <table:table-cell office:value-type="float" office:value="50628525" calcext:value-type="float">
            <text:p>5062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27" calcext:value-type="float">
            <text:p>0.5027</text:p>
          </table:table-cell>
          <table:table-cell office:value-type="float" office:value="44550" calcext:value-type="float">
            <text:p>44550</text:p>
          </table:table-cell>
          <table:table-cell office:value-type="float" office:value="4.301483" calcext:value-type="float">
            <text:p>4.301483</text:p>
          </table:table-cell>
          <table:table-cell office:value-type="float" office:value="3.382231" calcext:value-type="float">
            <text:p>3.382231</text:p>
          </table:table-cell>
          <table:table-cell office:value-type="float" office:value="3.233758" calcext:value-type="float">
            <text:p>3.233758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 office:value-type="float" office:value="4009" calcext:value-type="float">
            <text:p>4009</text:p>
          </table:table-cell>
          <table:table-cell office:value-type="float" office:value="4624627345" calcext:value-type="float">
            <text:p>4624627345</text:p>
          </table:table-cell>
          <table:table-cell office:value-type="float" office:value="9085466387" calcext:value-type="float">
            <text:p>9085466387</text:p>
          </table:table-cell>
          <table:table-cell office:value-type="float" office:value="125485" calcext:value-type="float">
            <text:p>125485</text:p>
          </table:table-cell>
          <table:table-cell office:value-type="float" office:value="71901554" calcext:value-type="float">
            <text:p>71901554</text:p>
          </table:table-cell>
          <table:table-cell office:value-type="float" office:value="59514243" calcext:value-type="float">
            <text:p>59514243</text:p>
          </table:table-cell>
          <table:table-cell office:value-type="float" office:value="54292973" calcext:value-type="float">
            <text:p>5429297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9014" calcext:value-type="float">
            <text:p>0.509014</text:p>
          </table:table-cell>
          <table:table-cell office:value-type="float" office:value="125485" calcext:value-type="float">
            <text:p>125485</text:p>
          </table:table-cell>
          <table:table-cell office:value-type="float" office:value="4.592515" calcext:value-type="float">
            <text:p>4.592515</text:p>
          </table:table-cell>
          <table:table-cell office:value-type="float" office:value="3.801309" calcext:value-type="float">
            <text:p>3.801309</text:p>
          </table:table-cell>
          <table:table-cell office:value-type="float" office:value="3.467815" calcext:value-type="float">
            <text:p>3.467815</text:p>
          </table:table-cell>
          <table:table-cell office:value-type="float" office:value="1.21" calcext:value-type="float">
            <text:p>1.2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4010" calcext:value-type="float">
            <text:p>4010</text:p>
          </table:table-cell>
          <table:table-cell office:value-type="float" office:value="4474039520" calcext:value-type="float">
            <text:p>4474039520</text:p>
          </table:table-cell>
          <table:table-cell office:value-type="float" office:value="9052997242" calcext:value-type="float">
            <text:p>9052997242</text:p>
          </table:table-cell>
          <table:table-cell office:value-type="float" office:value="44132" calcext:value-type="float">
            <text:p>44132</text:p>
          </table:table-cell>
          <table:table-cell office:value-type="float" office:value="63684327" calcext:value-type="float">
            <text:p>63684327</text:p>
          </table:table-cell>
          <table:table-cell office:value-type="float" office:value="50748910" calcext:value-type="float">
            <text:p>50748910</text:p>
          </table:table-cell>
          <table:table-cell office:value-type="float" office:value="48537382" calcext:value-type="float">
            <text:p>48537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4205" calcext:value-type="float">
            <text:p>0.494205</text:p>
          </table:table-cell>
          <table:table-cell office:value-type="float" office:value="44132" calcext:value-type="float">
            <text:p>44132</text:p>
          </table:table-cell>
          <table:table-cell office:value-type="float" office:value="4.063606" calcext:value-type="float">
            <text:p>4.063606</text:p>
          </table:table-cell>
          <table:table-cell office:value-type="float" office:value="3.238216" calcext:value-type="float">
            <text:p>3.238216</text:p>
          </table:table-cell>
          <table:table-cell office:value-type="float" office:value="3.097101" calcext:value-type="float">
            <text:p>3.097101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4010" calcext:value-type="float">
            <text:p>4010</text:p>
          </table:table-cell>
          <table:table-cell office:value-type="float" office:value="4456460855" calcext:value-type="float">
            <text:p>4456460855</text:p>
          </table:table-cell>
          <table:table-cell office:value-type="float" office:value="9040420771" calcext:value-type="float">
            <text:p>9040420771</text:p>
          </table:table-cell>
          <table:table-cell office:value-type="float" office:value="43563" calcext:value-type="float">
            <text:p>43563</text:p>
          </table:table-cell>
          <table:table-cell office:value-type="float" office:value="58951985" calcext:value-type="float">
            <text:p>58951985</text:p>
          </table:table-cell>
          <table:table-cell office:value-type="float" office:value="46082140" calcext:value-type="float">
            <text:p>46082140</text:p>
          </table:table-cell>
          <table:table-cell office:value-type="float" office:value="44165435" calcext:value-type="float">
            <text:p>441654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2948" calcext:value-type="float">
            <text:p>0.492948</text:p>
          </table:table-cell>
          <table:table-cell office:value-type="float" office:value="43563" calcext:value-type="float">
            <text:p>43563</text:p>
          </table:table-cell>
          <table:table-cell office:value-type="float" office:value="3.765396" calcext:value-type="float">
            <text:p>3.765396</text:p>
          </table:table-cell>
          <table:table-cell office:value-type="float" office:value="2.94337" calcext:value-type="float">
            <text:p>2.94337</text:p>
          </table:table-cell>
          <table:table-cell office:value-type="float" office:value="2.820946" calcext:value-type="float">
            <text:p>2.820946</text:p>
          </table:table-cell>
          <table:table-cell office:value-type="float" office:value="1.28" calcext:value-type="float">
            <text:p>1.2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5" calcext:value-type="float">
            <text:p>58875</text:p>
          </table:table-cell>
          <table:table-cell office:value-type="float" office:value="4009" calcext:value-type="float">
            <text:p>4009</text:p>
          </table:table-cell>
          <table:table-cell office:value-type="float" office:value="4520161216" calcext:value-type="float">
            <text:p>4520161216</text:p>
          </table:table-cell>
          <table:table-cell office:value-type="float" office:value="9086848973" calcext:value-type="float">
            <text:p>9086848973</text:p>
          </table:table-cell>
          <table:table-cell office:value-type="float" office:value="43452" calcext:value-type="float">
            <text:p>43452</text:p>
          </table:table-cell>
          <table:table-cell office:value-type="float" office:value="64455877" calcext:value-type="float">
            <text:p>64455877</text:p>
          </table:table-cell>
          <table:table-cell office:value-type="float" office:value="51217428" calcext:value-type="float">
            <text:p>51217428</text:p>
          </table:table-cell>
          <table:table-cell office:value-type="float" office:value="48875235" calcext:value-type="float">
            <text:p>48875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744" calcext:value-type="float">
            <text:p>0.49744</text:p>
          </table:table-cell>
          <table:table-cell office:value-type="float" office:value="43452" calcext:value-type="float">
            <text:p>43452</text:p>
          </table:table-cell>
          <table:table-cell office:value-type="float" office:value="4.116942" calcext:value-type="float">
            <text:p>4.116942</text:p>
          </table:table-cell>
          <table:table-cell office:value-type="float" office:value="3.271373" calcext:value-type="float">
            <text:p>3.271373</text:p>
          </table:table-cell>
          <table:table-cell office:value-type="float" office:value="3.121772" calcext:value-type="float">
            <text:p>3.121772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3" calcext:value-type="float">
            <text:p>58873</text:p>
          </table:table-cell>
          <table:table-cell office:value-type="float" office:value="4010" calcext:value-type="float">
            <text:p>4010</text:p>
          </table:table-cell>
          <table:table-cell office:value-type="float" office:value="4471498572" calcext:value-type="float">
            <text:p>4471498572</text:p>
          </table:table-cell>
          <table:table-cell office:value-type="float" office:value="9087595519" calcext:value-type="float">
            <text:p>9087595519</text:p>
          </table:table-cell>
          <table:table-cell office:value-type="float" office:value="45984" calcext:value-type="float">
            <text:p>45984</text:p>
          </table:table-cell>
          <table:table-cell office:value-type="float" office:value="65127177" calcext:value-type="float">
            <text:p>65127177</text:p>
          </table:table-cell>
          <table:table-cell office:value-type="float" office:value="52186920" calcext:value-type="float">
            <text:p>52186920</text:p>
          </table:table-cell>
          <table:table-cell office:value-type="float" office:value="49860169" calcext:value-type="float">
            <text:p>4986016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2044" calcext:value-type="float">
            <text:p>0.492044</text:p>
          </table:table-cell>
          <table:table-cell office:value-type="float" office:value="45984" calcext:value-type="float">
            <text:p>45984</text:p>
          </table:table-cell>
          <table:table-cell office:value-type="float" office:value="4.15982" calcext:value-type="float">
            <text:p>4.15982</text:p>
          </table:table-cell>
          <table:table-cell office:value-type="float" office:value="3.333296" calcext:value-type="float">
            <text:p>3.333296</text:p>
          </table:table-cell>
          <table:table-cell office:value-type="float" office:value="3.184681" calcext:value-type="float">
            <text:p>3.184681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1" calcext:value-type="float">
            <text:p>58871</text:p>
          </table:table-cell>
          <table:table-cell office:value-type="float" office:value="4010" calcext:value-type="float">
            <text:p>4010</text:p>
          </table:table-cell>
          <table:table-cell office:value-type="float" office:value="4594286101" calcext:value-type="float">
            <text:p>4594286101</text:p>
          </table:table-cell>
          <table:table-cell office:value-type="float" office:value="9087500543" calcext:value-type="float">
            <text:p>9087500543</text:p>
          </table:table-cell>
          <table:table-cell office:value-type="float" office:value="44808" calcext:value-type="float">
            <text:p>44808</text:p>
          </table:table-cell>
          <table:table-cell office:value-type="float" office:value="72038709" calcext:value-type="float">
            <text:p>72038709</text:p>
          </table:table-cell>
          <table:table-cell office:value-type="float" office:value="57039393" calcext:value-type="float">
            <text:p>57039393</text:p>
          </table:table-cell>
          <table:table-cell office:value-type="float" office:value="54484560" calcext:value-type="float">
            <text:p>54484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5561" calcext:value-type="float">
            <text:p>0.505561</text:p>
          </table:table-cell>
          <table:table-cell office:value-type="float" office:value="44808" calcext:value-type="float">
            <text:p>44808</text:p>
          </table:table-cell>
          <table:table-cell office:value-type="float" office:value="4.601275" calcext:value-type="float">
            <text:p>4.601275</text:p>
          </table:table-cell>
          <table:table-cell office:value-type="float" office:value="3.643235" calcext:value-type="float">
            <text:p>3.643235</text:p>
          </table:table-cell>
          <table:table-cell office:value-type="float" office:value="3.480052" calcext:value-type="float">
            <text:p>3.480052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5012" calcext:value-type="float">
            <text:p>5012</text:p>
          </table:table-cell>
          <table:table-cell office:value-type="float" office:value="4585584858" calcext:value-type="float">
            <text:p>4585584858</text:p>
          </table:table-cell>
          <table:table-cell office:value-type="float" office:value="9086782563" calcext:value-type="float">
            <text:p>9086782563</text:p>
          </table:table-cell>
          <table:table-cell office:value-type="float" office:value="45649" calcext:value-type="float">
            <text:p>45649</text:p>
          </table:table-cell>
          <table:table-cell office:value-type="float" office:value="71532023" calcext:value-type="float">
            <text:p>71532023</text:p>
          </table:table-cell>
          <table:table-cell office:value-type="float" office:value="56525456" calcext:value-type="float">
            <text:p>56525456</text:p>
          </table:table-cell>
          <table:table-cell office:value-type="float" office:value="54012799" calcext:value-type="float">
            <text:p>5401279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643" calcext:value-type="float">
            <text:p>0.504643</text:p>
          </table:table-cell>
          <table:table-cell office:value-type="float" office:value="45649" calcext:value-type="float">
            <text:p>45649</text:p>
          </table:table-cell>
          <table:table-cell office:value-type="float" office:value="4.564356" calcext:value-type="float">
            <text:p>4.564356</text:p>
          </table:table-cell>
          <table:table-cell office:value-type="float" office:value="3.606809" calcext:value-type="float">
            <text:p>3.606809</text:p>
          </table:table-cell>
          <table:table-cell office:value-type="float" office:value="3.44648" calcext:value-type="float">
            <text:p>3.44648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3" calcext:value-type="float">
            <text:p>58883</text:p>
          </table:table-cell>
          <table:table-cell office:value-type="float" office:value="5012" calcext:value-type="float">
            <text:p>5012</text:p>
          </table:table-cell>
          <table:table-cell office:value-type="float" office:value="4594014682" calcext:value-type="float">
            <text:p>4594014682</text:p>
          </table:table-cell>
          <table:table-cell office:value-type="float" office:value="9083952749" calcext:value-type="float">
            <text:p>9083952749</text:p>
          </table:table-cell>
          <table:table-cell office:value-type="float" office:value="46507" calcext:value-type="float">
            <text:p>46507</text:p>
          </table:table-cell>
          <table:table-cell office:value-type="float" office:value="72242530" calcext:value-type="float">
            <text:p>72242530</text:p>
          </table:table-cell>
          <table:table-cell office:value-type="float" office:value="57124278" calcext:value-type="float">
            <text:p>57124278</text:p>
          </table:table-cell>
          <table:table-cell office:value-type="float" office:value="54673119" calcext:value-type="float">
            <text:p>54673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5729" calcext:value-type="float">
            <text:p>0.505729</text:p>
          </table:table-cell>
          <table:table-cell office:value-type="float" office:value="46507" calcext:value-type="float">
            <text:p>46507</text:p>
          </table:table-cell>
          <table:table-cell office:value-type="float" office:value="4.609693" calcext:value-type="float">
            <text:p>4.609693</text:p>
          </table:table-cell>
          <table:table-cell office:value-type="float" office:value="3.645019" calcext:value-type="float">
            <text:p>3.645019</text:p>
          </table:table-cell>
          <table:table-cell office:value-type="float" office:value="3.488614" calcext:value-type="float">
            <text:p>3.488614</text:p>
          </table:table-cell>
          <table:table-cell office:value-type="float" office:value="1.26" calcext:value-type="float">
            <text:p>1.2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 office:value-type="float" office:value="5011" calcext:value-type="float">
            <text:p>5011</text:p>
          </table:table-cell>
          <table:table-cell office:value-type="float" office:value="4613154957" calcext:value-type="float">
            <text:p>4613154957</text:p>
          </table:table-cell>
          <table:table-cell office:value-type="float" office:value="9078368290" calcext:value-type="float">
            <text:p>9078368290</text:p>
          </table:table-cell>
          <table:table-cell office:value-type="float" office:value="126988" calcext:value-type="float">
            <text:p>126988</text:p>
          </table:table-cell>
          <table:table-cell office:value-type="float" office:value="72144582" calcext:value-type="float">
            <text:p>72144582</text:p>
          </table:table-cell>
          <table:table-cell office:value-type="float" office:value="59742924" calcext:value-type="float">
            <text:p>59742924</text:p>
          </table:table-cell>
          <table:table-cell office:value-type="float" office:value="54499321" calcext:value-type="float">
            <text:p>544993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8148" calcext:value-type="float">
            <text:p>0.508148</text:p>
          </table:table-cell>
          <table:table-cell office:value-type="float" office:value="126988" calcext:value-type="float">
            <text:p>126988</text:p>
          </table:table-cell>
          <table:table-cell office:value-type="float" office:value="4.608037" calcext:value-type="float">
            <text:p>4.608037</text:p>
          </table:table-cell>
          <table:table-cell office:value-type="float" office:value="3.815915" calcext:value-type="float">
            <text:p>3.815915</text:p>
          </table:table-cell>
          <table:table-cell office:value-type="float" office:value="3.480994" calcext:value-type="float">
            <text:p>3.480994</text:p>
          </table:table-cell>
          <table:table-cell office:value-type="float" office:value="1.21" calcext:value-type="float">
            <text:p>1.2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5012" calcext:value-type="float">
            <text:p>5012</text:p>
          </table:table-cell>
          <table:table-cell office:value-type="float" office:value="4609611096" calcext:value-type="float">
            <text:p>4609611096</text:p>
          </table:table-cell>
          <table:table-cell office:value-type="float" office:value="9072610894" calcext:value-type="float">
            <text:p>9072610894</text:p>
          </table:table-cell>
          <table:table-cell office:value-type="float" office:value="45598" calcext:value-type="float">
            <text:p>45598</text:p>
          </table:table-cell>
          <table:table-cell office:value-type="float" office:value="71998297" calcext:value-type="float">
            <text:p>71998297</text:p>
          </table:table-cell>
          <table:table-cell office:value-type="float" office:value="56993093" calcext:value-type="float">
            <text:p>56993093</text:p>
          </table:table-cell>
          <table:table-cell office:value-type="float" office:value="54471607" calcext:value-type="float">
            <text:p>54471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808" calcext:value-type="float">
            <text:p>0.50808</text:p>
          </table:table-cell>
          <table:table-cell office:value-type="float" office:value="45598" calcext:value-type="float">
            <text:p>45598</text:p>
          </table:table-cell>
          <table:table-cell office:value-type="float" office:value="4.598693" calcext:value-type="float">
            <text:p>4.598693</text:p>
          </table:table-cell>
          <table:table-cell office:value-type="float" office:value="3.640277" calcext:value-type="float">
            <text:p>3.640277</text:p>
          </table:table-cell>
          <table:table-cell office:value-type="float" office:value="3.479224" calcext:value-type="float">
            <text:p>3.479224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5013" calcext:value-type="float">
            <text:p>5013</text:p>
          </table:table-cell>
          <table:table-cell office:value-type="float" office:value="4584694585" calcext:value-type="float">
            <text:p>4584694585</text:p>
          </table:table-cell>
          <table:table-cell office:value-type="float" office:value="9084767429" calcext:value-type="float">
            <text:p>9084767429</text:p>
          </table:table-cell>
          <table:table-cell office:value-type="float" office:value="46414" calcext:value-type="float">
            <text:p>46414</text:p>
          </table:table-cell>
          <table:table-cell office:value-type="float" office:value="72100852" calcext:value-type="float">
            <text:p>72100852</text:p>
          </table:table-cell>
          <table:table-cell office:value-type="float" office:value="57014754" calcext:value-type="float">
            <text:p>57014754</text:p>
          </table:table-cell>
          <table:table-cell office:value-type="float" office:value="54552595" calcext:value-type="float">
            <text:p>5455259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657" calcext:value-type="float">
            <text:p>0.504657</text:p>
          </table:table-cell>
          <table:table-cell office:value-type="float" office:value="46414" calcext:value-type="float">
            <text:p>46414</text:p>
          </table:table-cell>
          <table:table-cell office:value-type="float" office:value="4.600652" calcext:value-type="float">
            <text:p>4.600652</text:p>
          </table:table-cell>
          <table:table-cell office:value-type="float" office:value="3.63803" calcext:value-type="float">
            <text:p>3.63803</text:p>
          </table:table-cell>
          <table:table-cell office:value-type="float" office:value="3.480923" calcext:value-type="float">
            <text:p>3.480923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5" calcext:value-type="float">
            <text:p>58875</text:p>
          </table:table-cell>
          <table:table-cell office:value-type="float" office:value="5012" calcext:value-type="float">
            <text:p>5012</text:p>
          </table:table-cell>
          <table:table-cell office:value-type="float" office:value="4598062963" calcext:value-type="float">
            <text:p>4598062963</text:p>
          </table:table-cell>
          <table:table-cell office:value-type="float" office:value="9081955329" calcext:value-type="float">
            <text:p>9081955329</text:p>
          </table:table-cell>
          <table:table-cell office:value-type="float" office:value="46342" calcext:value-type="float">
            <text:p>46342</text:p>
          </table:table-cell>
          <table:table-cell office:value-type="float" office:value="72819834" calcext:value-type="float">
            <text:p>72819834</text:p>
          </table:table-cell>
          <table:table-cell office:value-type="float" office:value="57466396" calcext:value-type="float">
            <text:p>57466396</text:p>
          </table:table-cell>
          <table:table-cell office:value-type="float" office:value="54997450" calcext:value-type="float">
            <text:p>54997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6286" calcext:value-type="float">
            <text:p>0.506286</text:p>
          </table:table-cell>
          <table:table-cell office:value-type="float" office:value="46342" calcext:value-type="float">
            <text:p>46342</text:p>
          </table:table-cell>
          <table:table-cell office:value-type="float" office:value="4.64653" calcext:value-type="float">
            <text:p>4.64653</text:p>
          </table:table-cell>
          <table:table-cell office:value-type="float" office:value="3.666849" calcext:value-type="float">
            <text:p>3.666849</text:p>
          </table:table-cell>
          <table:table-cell office:value-type="float" office:value="3.509309" calcext:value-type="float">
            <text:p>3.509309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3" calcext:value-type="float">
            <text:p>58873</text:p>
          </table:table-cell>
          <table:table-cell office:value-type="float" office:value="5012" calcext:value-type="float">
            <text:p>5012</text:p>
          </table:table-cell>
          <table:table-cell office:value-type="float" office:value="4595719789" calcext:value-type="float">
            <text:p>4595719789</text:p>
          </table:table-cell>
          <table:table-cell office:value-type="float" office:value="9082055652" calcext:value-type="float">
            <text:p>9082055652</text:p>
          </table:table-cell>
          <table:table-cell office:value-type="float" office:value="46632" calcext:value-type="float">
            <text:p>46632</text:p>
          </table:table-cell>
          <table:table-cell office:value-type="float" office:value="72021911" calcext:value-type="float">
            <text:p>72021911</text:p>
          </table:table-cell>
          <table:table-cell office:value-type="float" office:value="57032543" calcext:value-type="float">
            <text:p>57032543</text:p>
          </table:table-cell>
          <table:table-cell office:value-type="float" office:value="54452626" calcext:value-type="float">
            <text:p>5445262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6022" calcext:value-type="float">
            <text:p>0.506022</text:p>
          </table:table-cell>
          <table:table-cell office:value-type="float" office:value="46632" calcext:value-type="float">
            <text:p>46632</text:p>
          </table:table-cell>
          <table:table-cell office:value-type="float" office:value="4.600202" calcext:value-type="float">
            <text:p>4.600202</text:p>
          </table:table-cell>
          <table:table-cell office:value-type="float" office:value="3.642797" calcext:value-type="float">
            <text:p>3.642797</text:p>
          </table:table-cell>
          <table:table-cell office:value-type="float" office:value="3.478012" calcext:value-type="float">
            <text:p>3.478012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1" calcext:value-type="float">
            <text:p>58871</text:p>
          </table:table-cell>
          <table:table-cell office:value-type="float" office:value="5012" calcext:value-type="float">
            <text:p>5012</text:p>
          </table:table-cell>
          <table:table-cell office:value-type="float" office:value="4582792277" calcext:value-type="float">
            <text:p>4582792277</text:p>
          </table:table-cell>
          <table:table-cell office:value-type="float" office:value="9085084719" calcext:value-type="float">
            <text:p>9085084719</text:p>
          </table:table-cell>
          <table:table-cell office:value-type="float" office:value="45489" calcext:value-type="float">
            <text:p>45489</text:p>
          </table:table-cell>
          <table:table-cell office:value-type="float" office:value="71483490" calcext:value-type="float">
            <text:p>71483490</text:p>
          </table:table-cell>
          <table:table-cell office:value-type="float" office:value="56486079" calcext:value-type="float">
            <text:p>56486079</text:p>
          </table:table-cell>
          <table:table-cell office:value-type="float" office:value="53977261" calcext:value-type="float">
            <text:p>53977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43" calcext:value-type="float">
            <text:p>0.50443</text:p>
          </table:table-cell>
          <table:table-cell office:value-type="float" office:value="45489" calcext:value-type="float">
            <text:p>45489</text:p>
          </table:table-cell>
          <table:table-cell office:value-type="float" office:value="4.565812" calcext:value-type="float">
            <text:p>4.565812</text:p>
          </table:table-cell>
          <table:table-cell office:value-type="float" office:value="3.607893" calcext:value-type="float">
            <text:p>3.607893</text:p>
          </table:table-cell>
          <table:table-cell office:value-type="float" office:value="3.447649" calcext:value-type="float">
            <text:p>3.447649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6014" calcext:value-type="float">
            <text:p>6014</text:p>
          </table:table-cell>
          <table:table-cell office:value-type="float" office:value="4517352264" calcext:value-type="float">
            <text:p>4517352264</text:p>
          </table:table-cell>
          <table:table-cell office:value-type="float" office:value="9082826978" calcext:value-type="float">
            <text:p>9082826978</text:p>
          </table:table-cell>
          <table:table-cell office:value-type="float" office:value="47836" calcext:value-type="float">
            <text:p>47836</text:p>
          </table:table-cell>
          <table:table-cell office:value-type="float" office:value="69380307" calcext:value-type="float">
            <text:p>69380307</text:p>
          </table:table-cell>
          <table:table-cell office:value-type="float" office:value="54856953" calcext:value-type="float">
            <text:p>54856953</text:p>
          </table:table-cell>
          <table:table-cell office:value-type="float" office:value="52338865" calcext:value-type="float">
            <text:p>5233886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7351" calcext:value-type="float">
            <text:p>0.497351</text:p>
          </table:table-cell>
          <table:table-cell office:value-type="float" office:value="47836" calcext:value-type="float">
            <text:p>47836</text:p>
          </table:table-cell>
          <table:table-cell office:value-type="float" office:value="4.431477" calcext:value-type="float">
            <text:p>4.431477</text:p>
          </table:table-cell>
          <table:table-cell office:value-type="float" office:value="3.503837" calcext:value-type="float">
            <text:p>3.503837</text:p>
          </table:table-cell>
          <table:table-cell office:value-type="float" office:value="3.343001" calcext:value-type="float">
            <text:p>3.343001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3" calcext:value-type="float">
            <text:p>58883</text:p>
          </table:table-cell>
          <table:table-cell office:value-type="float" office:value="6014" calcext:value-type="float">
            <text:p>6014</text:p>
          </table:table-cell>
          <table:table-cell office:value-type="float" office:value="4541969439" calcext:value-type="float">
            <text:p>4541969439</text:p>
          </table:table-cell>
          <table:table-cell office:value-type="float" office:value="9079755953" calcext:value-type="float">
            <text:p>9079755953</text:p>
          </table:table-cell>
          <table:table-cell office:value-type="float" office:value="48676" calcext:value-type="float">
            <text:p>48676</text:p>
          </table:table-cell>
          <table:table-cell office:value-type="float" office:value="71620735" calcext:value-type="float">
            <text:p>71620735</text:p>
          </table:table-cell>
          <table:table-cell office:value-type="float" office:value="56767831" calcext:value-type="float">
            <text:p>56767831</text:p>
          </table:table-cell>
          <table:table-cell office:value-type="float" office:value="54256557" calcext:value-type="float">
            <text:p>5425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023" calcext:value-type="float">
            <text:p>0.50023</text:p>
          </table:table-cell>
          <table:table-cell office:value-type="float" office:value="48676" calcext:value-type="float">
            <text:p>48676</text:p>
          </table:table-cell>
          <table:table-cell office:value-type="float" office:value="4.574578" calcext:value-type="float">
            <text:p>4.574578</text:p>
          </table:table-cell>
          <table:table-cell office:value-type="float" office:value="3.62589" calcext:value-type="float">
            <text:p>3.62589</text:p>
          </table:table-cell>
          <table:table-cell office:value-type="float" office:value="3.465489" calcext:value-type="float">
            <text:p>3.465489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 office:value-type="float" office:value="6014" calcext:value-type="float">
            <text:p>6014</text:p>
          </table:table-cell>
          <table:table-cell office:value-type="float" office:value="4613495233" calcext:value-type="float">
            <text:p>4613495233</text:p>
          </table:table-cell>
          <table:table-cell office:value-type="float" office:value="9077589623" calcext:value-type="float">
            <text:p>9077589623</text:p>
          </table:table-cell>
          <table:table-cell office:value-type="float" office:value="127133" calcext:value-type="float">
            <text:p>127133</text:p>
          </table:table-cell>
          <table:table-cell office:value-type="float" office:value="72140905" calcext:value-type="float">
            <text:p>72140905</text:p>
          </table:table-cell>
          <table:table-cell office:value-type="float" office:value="59750536" calcext:value-type="float">
            <text:p>59750536</text:p>
          </table:table-cell>
          <table:table-cell office:value-type="float" office:value="54505475" calcext:value-type="float">
            <text:p>5450547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8229" calcext:value-type="float">
            <text:p>0.508229</text:p>
          </table:table-cell>
          <table:table-cell office:value-type="float" office:value="127133" calcext:value-type="float">
            <text:p>127133</text:p>
          </table:table-cell>
          <table:table-cell office:value-type="float" office:value="4.603208" calcext:value-type="float">
            <text:p>4.603208</text:p>
          </table:table-cell>
          <table:table-cell office:value-type="float" office:value="3.812597" calcext:value-type="float">
            <text:p>3.812597</text:p>
          </table:table-cell>
          <table:table-cell office:value-type="float" office:value="3.477917" calcext:value-type="float">
            <text:p>3.477917</text:p>
          </table:table-cell>
          <table:table-cell office:value-type="float" office:value="1.21" calcext:value-type="float">
            <text:p>1.2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6015" calcext:value-type="float">
            <text:p>6015</text:p>
          </table:table-cell>
          <table:table-cell office:value-type="float" office:value="4601181494" calcext:value-type="float">
            <text:p>4601181494</text:p>
          </table:table-cell>
          <table:table-cell office:value-type="float" office:value="9077623291" calcext:value-type="float">
            <text:p>9077623291</text:p>
          </table:table-cell>
          <table:table-cell office:value-type="float" office:value="44805" calcext:value-type="float">
            <text:p>44805</text:p>
          </table:table-cell>
          <table:table-cell office:value-type="float" office:value="71940883" calcext:value-type="float">
            <text:p>71940883</text:p>
          </table:table-cell>
          <table:table-cell office:value-type="float" office:value="56895342" calcext:value-type="float">
            <text:p>56895342</text:p>
          </table:table-cell>
          <table:table-cell office:value-type="float" office:value="54461796" calcext:value-type="float">
            <text:p>54461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6871" calcext:value-type="float">
            <text:p>0.506871</text:p>
          </table:table-cell>
          <table:table-cell office:value-type="float" office:value="44805" calcext:value-type="float">
            <text:p>44805</text:p>
          </table:table-cell>
          <table:table-cell office:value-type="float" office:value="4.590445" calcext:value-type="float">
            <text:p>4.590445</text:p>
          </table:table-cell>
          <table:table-cell office:value-type="float" office:value="3.630411" calcext:value-type="float">
            <text:p>3.630411</text:p>
          </table:table-cell>
          <table:table-cell office:value-type="float" office:value="3.47513" calcext:value-type="float">
            <text:p>3.47513</text:p>
          </table:table-cell>
          <table:table-cell office:value-type="float" office:value="1.26" calcext:value-type="float">
            <text:p>1.2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6015" calcext:value-type="float">
            <text:p>6015</text:p>
          </table:table-cell>
          <table:table-cell office:value-type="float" office:value="4584225546" calcext:value-type="float">
            <text:p>4584225546</text:p>
          </table:table-cell>
          <table:table-cell office:value-type="float" office:value="9085438867" calcext:value-type="float">
            <text:p>9085438867</text:p>
          </table:table-cell>
          <table:table-cell office:value-type="float" office:value="46290" calcext:value-type="float">
            <text:p>46290</text:p>
          </table:table-cell>
          <table:table-cell office:value-type="float" office:value="71481837" calcext:value-type="float">
            <text:p>71481837</text:p>
          </table:table-cell>
          <table:table-cell office:value-type="float" office:value="56400849" calcext:value-type="float">
            <text:p>56400849</text:p>
          </table:table-cell>
          <table:table-cell office:value-type="float" office:value="54013235" calcext:value-type="float">
            <text:p>540132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568" calcext:value-type="float">
            <text:p>0.504568</text:p>
          </table:table-cell>
          <table:table-cell office:value-type="float" office:value="46290" calcext:value-type="float">
            <text:p>46290</text:p>
          </table:table-cell>
          <table:table-cell office:value-type="float" office:value="4.565706" calcext:value-type="float">
            <text:p>4.565706</text:p>
          </table:table-cell>
          <table:table-cell office:value-type="float" office:value="3.602449" calcext:value-type="float">
            <text:p>3.602449</text:p>
          </table:table-cell>
          <table:table-cell office:value-type="float" office:value="3.449947" calcext:value-type="float">
            <text:p>3.449947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5" calcext:value-type="float">
            <text:p>58875</text:p>
          </table:table-cell>
          <table:table-cell office:value-type="float" office:value="6014" calcext:value-type="float">
            <text:p>6014</text:p>
          </table:table-cell>
          <table:table-cell office:value-type="float" office:value="4598902216" calcext:value-type="float">
            <text:p>4598902216</text:p>
          </table:table-cell>
          <table:table-cell office:value-type="float" office:value="9082575580" calcext:value-type="float">
            <text:p>9082575580</text:p>
          </table:table-cell>
          <table:table-cell office:value-type="float" office:value="46101" calcext:value-type="float">
            <text:p>46101</text:p>
          </table:table-cell>
          <table:table-cell office:value-type="float" office:value="72814862" calcext:value-type="float">
            <text:p>72814862</text:p>
          </table:table-cell>
          <table:table-cell office:value-type="float" office:value="57470031" calcext:value-type="float">
            <text:p>57470031</text:p>
          </table:table-cell>
          <table:table-cell office:value-type="float" office:value="54990798" calcext:value-type="float">
            <text:p>54990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6343" calcext:value-type="float">
            <text:p>0.506343</text:p>
          </table:table-cell>
          <table:table-cell office:value-type="float" office:value="46101" calcext:value-type="float">
            <text:p>46101</text:p>
          </table:table-cell>
          <table:table-cell office:value-type="float" office:value="4.65085" calcext:value-type="float">
            <text:p>4.65085</text:p>
          </table:table-cell>
          <table:table-cell office:value-type="float" office:value="3.670741" calcext:value-type="float">
            <text:p>3.670741</text:p>
          </table:table-cell>
          <table:table-cell office:value-type="float" office:value="3.512386" calcext:value-type="float">
            <text:p>3.512386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3" calcext:value-type="float">
            <text:p>58873</text:p>
          </table:table-cell>
          <table:table-cell office:value-type="float" office:value="6014" calcext:value-type="float">
            <text:p>6014</text:p>
          </table:table-cell>
          <table:table-cell office:value-type="float" office:value="4577075894" calcext:value-type="float">
            <text:p>4577075894</text:p>
          </table:table-cell>
          <table:table-cell office:value-type="float" office:value="9092395209" calcext:value-type="float">
            <text:p>9092395209</text:p>
          </table:table-cell>
          <table:table-cell office:value-type="float" office:value="46060" calcext:value-type="float">
            <text:p>46060</text:p>
          </table:table-cell>
          <table:table-cell office:value-type="float" office:value="71569037" calcext:value-type="float">
            <text:p>71569037</text:p>
          </table:table-cell>
          <table:table-cell office:value-type="float" office:value="56504738" calcext:value-type="float">
            <text:p>56504738</text:p>
          </table:table-cell>
          <table:table-cell office:value-type="float" office:value="54157879" calcext:value-type="float">
            <text:p>5415787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3396" calcext:value-type="float">
            <text:p>0.503396</text:p>
          </table:table-cell>
          <table:table-cell office:value-type="float" office:value="46060" calcext:value-type="float">
            <text:p>46060</text:p>
          </table:table-cell>
          <table:table-cell office:value-type="float" office:value="4.571276" calcext:value-type="float">
            <text:p>4.571276</text:p>
          </table:table-cell>
          <table:table-cell office:value-type="float" office:value="3.609085" calcext:value-type="float">
            <text:p>3.609085</text:p>
          </table:table-cell>
          <table:table-cell office:value-type="float" office:value="3.459186" calcext:value-type="float">
            <text:p>3.459186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1" calcext:value-type="float">
            <text:p>58871</text:p>
          </table:table-cell>
          <table:table-cell office:value-type="float" office:value="6014" calcext:value-type="float">
            <text:p>6014</text:p>
          </table:table-cell>
          <table:table-cell office:value-type="float" office:value="4585202648" calcext:value-type="float">
            <text:p>4585202648</text:p>
          </table:table-cell>
          <table:table-cell office:value-type="float" office:value="9085303453" calcext:value-type="float">
            <text:p>9085303453</text:p>
          </table:table-cell>
          <table:table-cell office:value-type="float" office:value="46385" calcext:value-type="float">
            <text:p>46385</text:p>
          </table:table-cell>
          <table:table-cell office:value-type="float" office:value="72680742" calcext:value-type="float">
            <text:p>72680742</text:p>
          </table:table-cell>
          <table:table-cell office:value-type="float" office:value="57671315" calcext:value-type="float">
            <text:p>57671315</text:p>
          </table:table-cell>
          <table:table-cell office:value-type="float" office:value="55084940" calcext:value-type="float">
            <text:p>55084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683" calcext:value-type="float">
            <text:p>0.504683</text:p>
          </table:table-cell>
          <table:table-cell office:value-type="float" office:value="46385" calcext:value-type="float">
            <text:p>46385</text:p>
          </table:table-cell>
          <table:table-cell office:value-type="float" office:value="4.642283" calcext:value-type="float">
            <text:p>4.642283</text:p>
          </table:table-cell>
          <table:table-cell office:value-type="float" office:value="3.683597" calcext:value-type="float">
            <text:p>3.683597</text:p>
          </table:table-cell>
          <table:table-cell office:value-type="float" office:value="3.518399" calcext:value-type="float">
            <text:p>3.518399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7016" calcext:value-type="float">
            <text:p>7016</text:p>
          </table:table-cell>
          <table:table-cell office:value-type="float" office:value="4581439297" calcext:value-type="float">
            <text:p>4581439297</text:p>
          </table:table-cell>
          <table:table-cell office:value-type="float" office:value="9085000626" calcext:value-type="float">
            <text:p>9085000626</text:p>
          </table:table-cell>
          <table:table-cell office:value-type="float" office:value="48275" calcext:value-type="float">
            <text:p>48275</text:p>
          </table:table-cell>
          <table:table-cell office:value-type="float" office:value="73618223" calcext:value-type="float">
            <text:p>73618223</text:p>
          </table:table-cell>
          <table:table-cell office:value-type="float" office:value="58262385" calcext:value-type="float">
            <text:p>58262385</text:p>
          </table:table-cell>
          <table:table-cell office:value-type="float" office:value="55632297" calcext:value-type="float">
            <text:p>5563229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286" calcext:value-type="float">
            <text:p>0.504286</text:p>
          </table:table-cell>
          <table:table-cell office:value-type="float" office:value="48275" calcext:value-type="float">
            <text:p>48275</text:p>
          </table:table-cell>
          <table:table-cell office:value-type="float" office:value="4.702162" calcext:value-type="float">
            <text:p>4.702162</text:p>
          </table:table-cell>
          <table:table-cell office:value-type="float" office:value="3.72135" calcext:value-type="float">
            <text:p>3.72135</text:p>
          </table:table-cell>
          <table:table-cell office:value-type="float" office:value="3.55336" calcext:value-type="float">
            <text:p>3.55336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3" calcext:value-type="float">
            <text:p>58883</text:p>
          </table:table-cell>
          <table:table-cell office:value-type="float" office:value="7016" calcext:value-type="float">
            <text:p>7016</text:p>
          </table:table-cell>
          <table:table-cell office:value-type="float" office:value="4557763083" calcext:value-type="float">
            <text:p>4557763083</text:p>
          </table:table-cell>
          <table:table-cell office:value-type="float" office:value="9080584241" calcext:value-type="float">
            <text:p>9080584241</text:p>
          </table:table-cell>
          <table:table-cell office:value-type="float" office:value="47994" calcext:value-type="float">
            <text:p>47994</text:p>
          </table:table-cell>
          <table:table-cell office:value-type="float" office:value="71370559" calcext:value-type="float">
            <text:p>71370559</text:p>
          </table:table-cell>
          <table:table-cell office:value-type="float" office:value="56582000" calcext:value-type="float">
            <text:p>56582000</text:p>
          </table:table-cell>
          <table:table-cell office:value-type="float" office:value="54076327" calcext:value-type="float">
            <text:p>54076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1924" calcext:value-type="float">
            <text:p>0.501924</text:p>
          </table:table-cell>
          <table:table-cell office:value-type="float" office:value="47994" calcext:value-type="float">
            <text:p>47994</text:p>
          </table:table-cell>
          <table:table-cell office:value-type="float" office:value="4.558599" calcext:value-type="float">
            <text:p>4.558599</text:p>
          </table:table-cell>
          <table:table-cell office:value-type="float" office:value="3.61402" calcext:value-type="float">
            <text:p>3.61402</text:p>
          </table:table-cell>
          <table:table-cell office:value-type="float" office:value="3.453977" calcext:value-type="float">
            <text:p>3.453977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 office:value-type="float" office:value="7016" calcext:value-type="float">
            <text:p>7016</text:p>
          </table:table-cell>
          <table:table-cell office:value-type="float" office:value="4615369959" calcext:value-type="float">
            <text:p>4615369959</text:p>
          </table:table-cell>
          <table:table-cell office:value-type="float" office:value="9079316402" calcext:value-type="float">
            <text:p>9079316402</text:p>
          </table:table-cell>
          <table:table-cell office:value-type="float" office:value="126882" calcext:value-type="float">
            <text:p>126882</text:p>
          </table:table-cell>
          <table:table-cell office:value-type="float" office:value="72138328" calcext:value-type="float">
            <text:p>72138328</text:p>
          </table:table-cell>
          <table:table-cell office:value-type="float" office:value="59744107" calcext:value-type="float">
            <text:p>59744107</text:p>
          </table:table-cell>
          <table:table-cell office:value-type="float" office:value="54516083" calcext:value-type="float">
            <text:p>5451608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8339" calcext:value-type="float">
            <text:p>0.508339</text:p>
          </table:table-cell>
          <table:table-cell office:value-type="float" office:value="126882" calcext:value-type="float">
            <text:p>126882</text:p>
          </table:table-cell>
          <table:table-cell office:value-type="float" office:value="4.607638" calcext:value-type="float">
            <text:p>4.607638</text:p>
          </table:table-cell>
          <table:table-cell office:value-type="float" office:value="3.815991" calcext:value-type="float">
            <text:p>3.815991</text:p>
          </table:table-cell>
          <table:table-cell office:value-type="float" office:value="3.482065" calcext:value-type="float">
            <text:p>3.482065</text:p>
          </table:table-cell>
          <table:table-cell office:value-type="float" office:value="1.21" calcext:value-type="float">
            <text:p>1.2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7017" calcext:value-type="float">
            <text:p>7017</text:p>
          </table:table-cell>
          <table:table-cell office:value-type="float" office:value="4603848167" calcext:value-type="float">
            <text:p>4603848167</text:p>
          </table:table-cell>
          <table:table-cell office:value-type="float" office:value="9077682907" calcext:value-type="float">
            <text:p>9077682907</text:p>
          </table:table-cell>
          <table:table-cell office:value-type="float" office:value="45042" calcext:value-type="float">
            <text:p>45042</text:p>
          </table:table-cell>
          <table:table-cell office:value-type="float" office:value="71941801" calcext:value-type="float">
            <text:p>71941801</text:p>
          </table:table-cell>
          <table:table-cell office:value-type="float" office:value="56895877" calcext:value-type="float">
            <text:p>56895877</text:p>
          </table:table-cell>
          <table:table-cell office:value-type="float" office:value="54464643" calcext:value-type="float">
            <text:p>54464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7161" calcext:value-type="float">
            <text:p>0.507161</text:p>
          </table:table-cell>
          <table:table-cell office:value-type="float" office:value="45042" calcext:value-type="float">
            <text:p>45042</text:p>
          </table:table-cell>
          <table:table-cell office:value-type="float" office:value="4.595085" calcext:value-type="float">
            <text:p>4.595085</text:p>
          </table:table-cell>
          <table:table-cell office:value-type="float" office:value="3.634068" calcext:value-type="float">
            <text:p>3.634068</text:p>
          </table:table-cell>
          <table:table-cell office:value-type="float" office:value="3.47878" calcext:value-type="float">
            <text:p>3.47878</text:p>
          </table:table-cell>
          <table:table-cell office:value-type="float" office:value="1.26" calcext:value-type="float">
            <text:p>1.2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7018" calcext:value-type="float">
            <text:p>7018</text:p>
          </table:table-cell>
          <table:table-cell office:value-type="float" office:value="4586251486" calcext:value-type="float">
            <text:p>4586251486</text:p>
          </table:table-cell>
          <table:table-cell office:value-type="float" office:value="9085464417" calcext:value-type="float">
            <text:p>9085464417</text:p>
          </table:table-cell>
          <table:table-cell office:value-type="float" office:value="46192" calcext:value-type="float">
            <text:p>46192</text:p>
          </table:table-cell>
          <table:table-cell office:value-type="float" office:value="71586407" calcext:value-type="float">
            <text:p>71586407</text:p>
          </table:table-cell>
          <table:table-cell office:value-type="float" office:value="56499256" calcext:value-type="float">
            <text:p>56499256</text:p>
          </table:table-cell>
          <table:table-cell office:value-type="float" office:value="54061179" calcext:value-type="float">
            <text:p>5406117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79" calcext:value-type="float">
            <text:p>0.50479</text:p>
          </table:table-cell>
          <table:table-cell office:value-type="float" office:value="46192" calcext:value-type="float">
            <text:p>46192</text:p>
          </table:table-cell>
          <table:table-cell office:value-type="float" office:value="4.567827" calcext:value-type="float">
            <text:p>4.567827</text:p>
          </table:table-cell>
          <table:table-cell office:value-type="float" office:value="3.605137" calcext:value-type="float">
            <text:p>3.605137</text:p>
          </table:table-cell>
          <table:table-cell office:value-type="float" office:value="3.449567" calcext:value-type="float">
            <text:p>3.449567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5" calcext:value-type="float">
            <text:p>58875</text:p>
          </table:table-cell>
          <table:table-cell office:value-type="float" office:value="7017" calcext:value-type="float">
            <text:p>7017</text:p>
          </table:table-cell>
          <table:table-cell office:value-type="float" office:value="4523934047" calcext:value-type="float">
            <text:p>4523934047</text:p>
          </table:table-cell>
          <table:table-cell office:value-type="float" office:value="9081920286" calcext:value-type="float">
            <text:p>9081920286</text:p>
          </table:table-cell>
          <table:table-cell office:value-type="float" office:value="42850" calcext:value-type="float">
            <text:p>42850</text:p>
          </table:table-cell>
          <table:table-cell office:value-type="float" office:value="68190360" calcext:value-type="float">
            <text:p>68190360</text:p>
          </table:table-cell>
          <table:table-cell office:value-type="float" office:value="54440229" calcext:value-type="float">
            <text:p>54440229</text:p>
          </table:table-cell>
          <table:table-cell office:value-type="float" office:value="51984036" calcext:value-type="float">
            <text:p>5198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8125" calcext:value-type="float">
            <text:p>0.498125</text:p>
          </table:table-cell>
          <table:table-cell office:value-type="float" office:value="42850" calcext:value-type="float">
            <text:p>42850</text:p>
          </table:table-cell>
          <table:table-cell office:value-type="float" office:value="4.35113" calcext:value-type="float">
            <text:p>4.35113</text:p>
          </table:table-cell>
          <table:table-cell office:value-type="float" office:value="3.473753" calcext:value-type="float">
            <text:p>3.473753</text:p>
          </table:table-cell>
          <table:table-cell office:value-type="float" office:value="3.317027" calcext:value-type="float">
            <text:p>3.317027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3" calcext:value-type="float">
            <text:p>58873</text:p>
          </table:table-cell>
          <table:table-cell office:value-type="float" office:value="7016" calcext:value-type="float">
            <text:p>7016</text:p>
          </table:table-cell>
          <table:table-cell office:value-type="float" office:value="4586814323" calcext:value-type="float">
            <text:p>4586814323</text:p>
          </table:table-cell>
          <table:table-cell office:value-type="float" office:value="9086443047" calcext:value-type="float">
            <text:p>9086443047</text:p>
          </table:table-cell>
          <table:table-cell office:value-type="float" office:value="45849" calcext:value-type="float">
            <text:p>45849</text:p>
          </table:table-cell>
          <table:table-cell office:value-type="float" office:value="72076207" calcext:value-type="float">
            <text:p>72076207</text:p>
          </table:table-cell>
          <table:table-cell office:value-type="float" office:value="57045906" calcext:value-type="float">
            <text:p>57045906</text:p>
          </table:table-cell>
          <table:table-cell office:value-type="float" office:value="54556126" calcext:value-type="float">
            <text:p>5455612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798" calcext:value-type="float">
            <text:p>0.504798</text:p>
          </table:table-cell>
          <table:table-cell office:value-type="float" office:value="45849" calcext:value-type="float">
            <text:p>45849</text:p>
          </table:table-cell>
          <table:table-cell office:value-type="float" office:value="4.60367" calcext:value-type="float">
            <text:p>4.60367</text:p>
          </table:table-cell>
          <table:table-cell office:value-type="float" office:value="3.643651" calcext:value-type="float">
            <text:p>3.643651</text:p>
          </table:table-cell>
          <table:table-cell office:value-type="float" office:value="3.484623" calcext:value-type="float">
            <text:p>3.484623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1" calcext:value-type="float">
            <text:p>58871</text:p>
          </table:table-cell>
          <table:table-cell office:value-type="float" office:value="7016" calcext:value-type="float">
            <text:p>7016</text:p>
          </table:table-cell>
          <table:table-cell office:value-type="float" office:value="4581424406" calcext:value-type="float">
            <text:p>4581424406</text:p>
          </table:table-cell>
          <table:table-cell office:value-type="float" office:value="9084528251" calcext:value-type="float">
            <text:p>9084528251</text:p>
          </table:table-cell>
          <table:table-cell office:value-type="float" office:value="45579" calcext:value-type="float">
            <text:p>45579</text:p>
          </table:table-cell>
          <table:table-cell office:value-type="float" office:value="71455827" calcext:value-type="float">
            <text:p>71455827</text:p>
          </table:table-cell>
          <table:table-cell office:value-type="float" office:value="56461786" calcext:value-type="float">
            <text:p>56461786</text:p>
          </table:table-cell>
          <table:table-cell office:value-type="float" office:value="53959342" calcext:value-type="float">
            <text:p>53959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311" calcext:value-type="float">
            <text:p>0.504311</text:p>
          </table:table-cell>
          <table:table-cell office:value-type="float" office:value="45579" calcext:value-type="float">
            <text:p>45579</text:p>
          </table:table-cell>
          <table:table-cell office:value-type="float" office:value="4.564044" calcext:value-type="float">
            <text:p>4.564044</text:p>
          </table:table-cell>
          <table:table-cell office:value-type="float" office:value="3.606342" calcext:value-type="float">
            <text:p>3.606342</text:p>
          </table:table-cell>
          <table:table-cell office:value-type="float" office:value="3.446505" calcext:value-type="float">
            <text:p>3.446505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8021" calcext:value-type="float">
            <text:p>8021</text:p>
          </table:table-cell>
          <table:table-cell office:value-type="float" office:value="4597212760" calcext:value-type="float">
            <text:p>4597212760</text:p>
          </table:table-cell>
          <table:table-cell office:value-type="float" office:value="9109532510" calcext:value-type="float">
            <text:p>9109532510</text:p>
          </table:table-cell>
          <table:table-cell office:value-type="float" office:value="46447" calcext:value-type="float">
            <text:p>46447</text:p>
          </table:table-cell>
          <table:table-cell office:value-type="float" office:value="72851690" calcext:value-type="float">
            <text:p>72851690</text:p>
          </table:table-cell>
          <table:table-cell office:value-type="float" office:value="57826128" calcext:value-type="float">
            <text:p>57826128</text:p>
          </table:table-cell>
          <table:table-cell office:value-type="float" office:value="55203805" calcext:value-type="float">
            <text:p>5520380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66" calcext:value-type="float">
            <text:p>0.50466</text:p>
          </table:table-cell>
          <table:table-cell office:value-type="float" office:value="46447" calcext:value-type="float">
            <text:p>46447</text:p>
          </table:table-cell>
          <table:table-cell office:value-type="float" office:value="4.639311" calcext:value-type="float">
            <text:p>4.639311</text:p>
          </table:table-cell>
          <table:table-cell office:value-type="float" office:value="3.68246" calcext:value-type="float">
            <text:p>3.68246</text:p>
          </table:table-cell>
          <table:table-cell office:value-type="float" office:value="3.515466" calcext:value-type="float">
            <text:p>3.515466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3" calcext:value-type="float">
            <text:p>58883</text:p>
          </table:table-cell>
          <table:table-cell office:value-type="float" office:value="8021" calcext:value-type="float">
            <text:p>8021</text:p>
          </table:table-cell>
          <table:table-cell office:value-type="float" office:value="4551628317" calcext:value-type="float">
            <text:p>4551628317</text:p>
          </table:table-cell>
          <table:table-cell office:value-type="float" office:value="9106541037" calcext:value-type="float">
            <text:p>9106541037</text:p>
          </table:table-cell>
          <table:table-cell office:value-type="float" office:value="46120" calcext:value-type="float">
            <text:p>46120</text:p>
          </table:table-cell>
          <table:table-cell office:value-type="float" office:value="69427093" calcext:value-type="float">
            <text:p>69427093</text:p>
          </table:table-cell>
          <table:table-cell office:value-type="float" office:value="55299648" calcext:value-type="float">
            <text:p>55299648</text:p>
          </table:table-cell>
          <table:table-cell office:value-type="float" office:value="52813104" calcext:value-type="float">
            <text:p>52813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982" calcext:value-type="float">
            <text:p>0.49982</text:p>
          </table:table-cell>
          <table:table-cell office:value-type="float" office:value="46120" calcext:value-type="float">
            <text:p>46120</text:p>
          </table:table-cell>
          <table:table-cell office:value-type="float" office:value="4.421228" calcext:value-type="float">
            <text:p>4.421228</text:p>
          </table:table-cell>
          <table:table-cell office:value-type="float" office:value="3.52157" calcext:value-type="float">
            <text:p>3.52157</text:p>
          </table:table-cell>
          <table:table-cell office:value-type="float" office:value="3.363223" calcext:value-type="float">
            <text:p>3.363223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 office:value-type="float" office:value="8018" calcext:value-type="float">
            <text:p>8018</text:p>
          </table:table-cell>
          <table:table-cell office:value-type="float" office:value="4607694207" calcext:value-type="float">
            <text:p>4607694207</text:p>
          </table:table-cell>
          <table:table-cell office:value-type="float" office:value="9081188988" calcext:value-type="float">
            <text:p>9081188988</text:p>
          </table:table-cell>
          <table:table-cell office:value-type="float" office:value="128463" calcext:value-type="float">
            <text:p>128463</text:p>
          </table:table-cell>
          <table:table-cell office:value-type="float" office:value="72273723" calcext:value-type="float">
            <text:p>72273723</text:p>
          </table:table-cell>
          <table:table-cell office:value-type="float" office:value="59875448" calcext:value-type="float">
            <text:p>59875448</text:p>
          </table:table-cell>
          <table:table-cell office:value-type="float" office:value="54629264" calcext:value-type="float">
            <text:p>5462926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7389" calcext:value-type="float">
            <text:p>0.507389</text:p>
          </table:table-cell>
          <table:table-cell office:value-type="float" office:value="128463" calcext:value-type="float">
            <text:p>128463</text:p>
          </table:table-cell>
          <table:table-cell office:value-type="float" office:value="4.616285" calcext:value-type="float">
            <text:p>4.616285</text:p>
          </table:table-cell>
          <table:table-cell office:value-type="float" office:value="3.82438" calcext:value-type="float">
            <text:p>3.82438</text:p>
          </table:table-cell>
          <table:table-cell office:value-type="float" office:value="3.489294" calcext:value-type="float">
            <text:p>3.489294</text:p>
          </table:table-cell>
          <table:table-cell office:value-type="float" office:value="1.21" calcext:value-type="float">
            <text:p>1.2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8020" calcext:value-type="float">
            <text:p>8020</text:p>
          </table:table-cell>
          <table:table-cell office:value-type="float" office:value="4595774131" calcext:value-type="float">
            <text:p>4595774131</text:p>
          </table:table-cell>
          <table:table-cell office:value-type="float" office:value="9081087244" calcext:value-type="float">
            <text:p>9081087244</text:p>
          </table:table-cell>
          <table:table-cell office:value-type="float" office:value="45074" calcext:value-type="float">
            <text:p>45074</text:p>
          </table:table-cell>
          <table:table-cell office:value-type="float" office:value="71943802" calcext:value-type="float">
            <text:p>71943802</text:p>
          </table:table-cell>
          <table:table-cell office:value-type="float" office:value="56891306" calcext:value-type="float">
            <text:p>56891306</text:p>
          </table:table-cell>
          <table:table-cell office:value-type="float" office:value="54463388" calcext:value-type="float">
            <text:p>54463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6082" calcext:value-type="float">
            <text:p>0.506082</text:p>
          </table:table-cell>
          <table:table-cell office:value-type="float" office:value="45074" calcext:value-type="float">
            <text:p>45074</text:p>
          </table:table-cell>
          <table:table-cell office:value-type="float" office:value="4.590631" calcext:value-type="float">
            <text:p>4.590631</text:p>
          </table:table-cell>
          <table:table-cell office:value-type="float" office:value="3.630153" calcext:value-type="float">
            <text:p>3.630153</text:p>
          </table:table-cell>
          <table:table-cell office:value-type="float" office:value="3.475231" calcext:value-type="float">
            <text:p>3.475231</text:p>
          </table:table-cell>
          <table:table-cell office:value-type="float" office:value="1.26" calcext:value-type="float">
            <text:p>1.2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8020" calcext:value-type="float">
            <text:p>8020</text:p>
          </table:table-cell>
          <table:table-cell office:value-type="float" office:value="4584438707" calcext:value-type="float">
            <text:p>4584438707</text:p>
          </table:table-cell>
          <table:table-cell office:value-type="float" office:value="9084981911" calcext:value-type="float">
            <text:p>9084981911</text:p>
          </table:table-cell>
          <table:table-cell office:value-type="float" office:value="45682" calcext:value-type="float">
            <text:p>45682</text:p>
          </table:table-cell>
          <table:table-cell office:value-type="float" office:value="71616096" calcext:value-type="float">
            <text:p>71616096</text:p>
          </table:table-cell>
          <table:table-cell office:value-type="float" office:value="56537281" calcext:value-type="float">
            <text:p>56537281</text:p>
          </table:table-cell>
          <table:table-cell office:value-type="float" office:value="54094315" calcext:value-type="float">
            <text:p>5409431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617" calcext:value-type="float">
            <text:p>0.504617</text:p>
          </table:table-cell>
          <table:table-cell office:value-type="float" office:value="45682" calcext:value-type="float">
            <text:p>45682</text:p>
          </table:table-cell>
          <table:table-cell office:value-type="float" office:value="4.574282" calcext:value-type="float">
            <text:p>4.574282</text:p>
          </table:table-cell>
          <table:table-cell office:value-type="float" office:value="3.611164" calcext:value-type="float">
            <text:p>3.611164</text:p>
          </table:table-cell>
          <table:table-cell office:value-type="float" office:value="3.455126" calcext:value-type="float">
            <text:p>3.455126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5" calcext:value-type="float">
            <text:p>58875</text:p>
          </table:table-cell>
          <table:table-cell office:value-type="float" office:value="8019" calcext:value-type="float">
            <text:p>8019</text:p>
          </table:table-cell>
          <table:table-cell office:value-type="float" office:value="4582610305" calcext:value-type="float">
            <text:p>4582610305</text:p>
          </table:table-cell>
          <table:table-cell office:value-type="float" office:value="9083870472" calcext:value-type="float">
            <text:p>9083870472</text:p>
          </table:table-cell>
          <table:table-cell office:value-type="float" office:value="45996" calcext:value-type="float">
            <text:p>45996</text:p>
          </table:table-cell>
          <table:table-cell office:value-type="float" office:value="71905837" calcext:value-type="float">
            <text:p>71905837</text:p>
          </table:table-cell>
          <table:table-cell office:value-type="float" office:value="56871976" calcext:value-type="float">
            <text:p>56871976</text:p>
          </table:table-cell>
          <table:table-cell office:value-type="float" office:value="54397621" calcext:value-type="float">
            <text:p>5439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478" calcext:value-type="float">
            <text:p>0.504478</text:p>
          </table:table-cell>
          <table:table-cell office:value-type="float" office:value="45996" calcext:value-type="float">
            <text:p>45996</text:p>
          </table:table-cell>
          <table:table-cell office:value-type="float" office:value="4.592788" calcext:value-type="float">
            <text:p>4.592788</text:p>
          </table:table-cell>
          <table:table-cell office:value-type="float" office:value="3.632541" calcext:value-type="float">
            <text:p>3.632541</text:p>
          </table:table-cell>
          <table:table-cell office:value-type="float" office:value="3.474499" calcext:value-type="float">
            <text:p>3.474499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3" calcext:value-type="float">
            <text:p>58873</text:p>
          </table:table-cell>
          <table:table-cell office:value-type="float" office:value="8018" calcext:value-type="float">
            <text:p>8018</text:p>
          </table:table-cell>
          <table:table-cell office:value-type="float" office:value="4596187133" calcext:value-type="float">
            <text:p>4596187133</text:p>
          </table:table-cell>
          <table:table-cell office:value-type="float" office:value="9082594685" calcext:value-type="float">
            <text:p>9082594685</text:p>
          </table:table-cell>
          <table:table-cell office:value-type="float" office:value="46779" calcext:value-type="float">
            <text:p>46779</text:p>
          </table:table-cell>
          <table:table-cell office:value-type="float" office:value="72067735" calcext:value-type="float">
            <text:p>72067735</text:p>
          </table:table-cell>
          <table:table-cell office:value-type="float" office:value="57080437" calcext:value-type="float">
            <text:p>57080437</text:p>
          </table:table-cell>
          <table:table-cell office:value-type="float" office:value="54492806" calcext:value-type="float">
            <text:p>5449280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6043" calcext:value-type="float">
            <text:p>0.506043</text:p>
          </table:table-cell>
          <table:table-cell office:value-type="float" office:value="46779" calcext:value-type="float">
            <text:p>46779</text:p>
          </table:table-cell>
          <table:table-cell office:value-type="float" office:value="4.603129" calcext:value-type="float">
            <text:p>4.603129</text:p>
          </table:table-cell>
          <table:table-cell office:value-type="float" office:value="3.645856" calcext:value-type="float">
            <text:p>3.645856</text:p>
          </table:table-cell>
          <table:table-cell office:value-type="float" office:value="3.480579" calcext:value-type="float">
            <text:p>3.480579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1" calcext:value-type="float">
            <text:p>58871</text:p>
          </table:table-cell>
          <table:table-cell office:value-type="float" office:value="8018" calcext:value-type="float">
            <text:p>8018</text:p>
          </table:table-cell>
          <table:table-cell office:value-type="float" office:value="4582439874" calcext:value-type="float">
            <text:p>4582439874</text:p>
          </table:table-cell>
          <table:table-cell office:value-type="float" office:value="9085544610" calcext:value-type="float">
            <text:p>9085544610</text:p>
          </table:table-cell>
          <table:table-cell office:value-type="float" office:value="46601" calcext:value-type="float">
            <text:p>46601</text:p>
          </table:table-cell>
          <table:table-cell office:value-type="float" office:value="71590155" calcext:value-type="float">
            <text:p>71590155</text:p>
          </table:table-cell>
          <table:table-cell office:value-type="float" office:value="56597714" calcext:value-type="float">
            <text:p>56597714</text:p>
          </table:table-cell>
          <table:table-cell office:value-type="float" office:value="54075832" calcext:value-type="float">
            <text:p>54075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366" calcext:value-type="float">
            <text:p>0.504366</text:p>
          </table:table-cell>
          <table:table-cell office:value-type="float" office:value="46601" calcext:value-type="float">
            <text:p>46601</text:p>
          </table:table-cell>
          <table:table-cell office:value-type="float" office:value="4.572625" calcext:value-type="float">
            <text:p>4.572625</text:p>
          </table:table-cell>
          <table:table-cell office:value-type="float" office:value="3.615024" calcext:value-type="float">
            <text:p>3.615024</text:p>
          </table:table-cell>
          <table:table-cell office:value-type="float" office:value="3.453945" calcext:value-type="float">
            <text:p>3.453945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9024" calcext:value-type="float">
            <text:p>9024</text:p>
          </table:table-cell>
          <table:table-cell office:value-type="float" office:value="4464995194" calcext:value-type="float">
            <text:p>4464995194</text:p>
          </table:table-cell>
          <table:table-cell office:value-type="float" office:value="9046020066" calcext:value-type="float">
            <text:p>9046020066</text:p>
          </table:table-cell>
          <table:table-cell office:value-type="float" office:value="47119" calcext:value-type="float">
            <text:p>47119</text:p>
          </table:table-cell>
          <table:table-cell office:value-type="float" office:value="66849718" calcext:value-type="float">
            <text:p>66849718</text:p>
          </table:table-cell>
          <table:table-cell office:value-type="float" office:value="53157656" calcext:value-type="float">
            <text:p>53157656</text:p>
          </table:table-cell>
          <table:table-cell office:value-type="float" office:value="50655344" calcext:value-type="float">
            <text:p>506553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3587" calcext:value-type="float">
            <text:p>0.493587</text:p>
          </table:table-cell>
          <table:table-cell office:value-type="float" office:value="47119" calcext:value-type="float">
            <text:p>47119</text:p>
          </table:table-cell>
          <table:table-cell office:value-type="float" office:value="4.265585" calcext:value-type="float">
            <text:p>4.265585</text:p>
          </table:table-cell>
          <table:table-cell office:value-type="float" office:value="3.391914" calcext:value-type="float">
            <text:p>3.391914</text:p>
          </table:table-cell>
          <table:table-cell office:value-type="float" office:value="3.232245" calcext:value-type="float">
            <text:p>3.232245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3" calcext:value-type="float">
            <text:p>58883</text:p>
          </table:table-cell>
          <table:table-cell office:value-type="float" office:value="9024" calcext:value-type="float">
            <text:p>9024</text:p>
          </table:table-cell>
          <table:table-cell office:value-type="float" office:value="4548088865" calcext:value-type="float">
            <text:p>4548088865</text:p>
          </table:table-cell>
          <table:table-cell office:value-type="float" office:value="9081909234" calcext:value-type="float">
            <text:p>9081909234</text:p>
          </table:table-cell>
          <table:table-cell office:value-type="float" office:value="48029" calcext:value-type="float">
            <text:p>48029</text:p>
          </table:table-cell>
          <table:table-cell office:value-type="float" office:value="71798088" calcext:value-type="float">
            <text:p>71798088</text:p>
          </table:table-cell>
          <table:table-cell office:value-type="float" office:value="56883337" calcext:value-type="float">
            <text:p>56883337</text:p>
          </table:table-cell>
          <table:table-cell office:value-type="float" office:value="54356314" calcext:value-type="float">
            <text:p>54356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0786" calcext:value-type="float">
            <text:p>0.500786</text:p>
          </table:table-cell>
          <table:table-cell office:value-type="float" office:value="48029" calcext:value-type="float">
            <text:p>48029</text:p>
          </table:table-cell>
          <table:table-cell office:value-type="float" office:value="4.581334" calcext:value-type="float">
            <text:p>4.581334</text:p>
          </table:table-cell>
          <table:table-cell office:value-type="float" office:value="3.629645" calcext:value-type="float">
            <text:p>3.629645</text:p>
          </table:table-cell>
          <table:table-cell office:value-type="float" office:value="3.468399" calcext:value-type="float">
            <text:p>3.468399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 office:value-type="float" office:value="9020" calcext:value-type="float">
            <text:p>9020</text:p>
          </table:table-cell>
          <table:table-cell office:value-type="float" office:value="4594994852" calcext:value-type="float">
            <text:p>4594994852</text:p>
          </table:table-cell>
          <table:table-cell office:value-type="float" office:value="9081542145" calcext:value-type="float">
            <text:p>9081542145</text:p>
          </table:table-cell>
          <table:table-cell office:value-type="float" office:value="127851" calcext:value-type="float">
            <text:p>127851</text:p>
          </table:table-cell>
          <table:table-cell office:value-type="float" office:value="72051304" calcext:value-type="float">
            <text:p>72051304</text:p>
          </table:table-cell>
          <table:table-cell office:value-type="float" office:value="59674473" calcext:value-type="float">
            <text:p>59674473</text:p>
          </table:table-cell>
          <table:table-cell office:value-type="float" office:value="54467715" calcext:value-type="float">
            <text:p>5446771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5971" calcext:value-type="float">
            <text:p>0.505971</text:p>
          </table:table-cell>
          <table:table-cell office:value-type="float" office:value="127851" calcext:value-type="float">
            <text:p>127851</text:p>
          </table:table-cell>
          <table:table-cell office:value-type="float" office:value="4.602079" calcext:value-type="float">
            <text:p>4.602079</text:p>
          </table:table-cell>
          <table:table-cell office:value-type="float" office:value="3.811543" calcext:value-type="float">
            <text:p>3.811543</text:p>
          </table:table-cell>
          <table:table-cell office:value-type="float" office:value="3.478976" calcext:value-type="float">
            <text:p>3.478976</text:p>
          </table:table-cell>
          <table:table-cell office:value-type="float" office:value="1.21" calcext:value-type="float">
            <text:p>1.2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9022" calcext:value-type="float">
            <text:p>9022</text:p>
          </table:table-cell>
          <table:table-cell office:value-type="float" office:value="4618404896" calcext:value-type="float">
            <text:p>4618404896</text:p>
          </table:table-cell>
          <table:table-cell office:value-type="float" office:value="9080546755" calcext:value-type="float">
            <text:p>9080546755</text:p>
          </table:table-cell>
          <table:table-cell office:value-type="float" office:value="46525" calcext:value-type="float">
            <text:p>46525</text:p>
          </table:table-cell>
          <table:table-cell office:value-type="float" office:value="73749470" calcext:value-type="float">
            <text:p>73749470</text:p>
          </table:table-cell>
          <table:table-cell office:value-type="float" office:value="58083937" calcext:value-type="float">
            <text:p>58083937</text:p>
          </table:table-cell>
          <table:table-cell office:value-type="float" office:value="55652600" calcext:value-type="float">
            <text:p>5565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8604" calcext:value-type="float">
            <text:p>0.508604</text:p>
          </table:table-cell>
          <table:table-cell office:value-type="float" office:value="46525" calcext:value-type="float">
            <text:p>46525</text:p>
          </table:table-cell>
          <table:table-cell office:value-type="float" office:value="4.710545" calcext:value-type="float">
            <text:p>4.710545</text:p>
          </table:table-cell>
          <table:table-cell office:value-type="float" office:value="3.709952" calcext:value-type="float">
            <text:p>3.709952</text:p>
          </table:table-cell>
          <table:table-cell office:value-type="float" office:value="3.554657" calcext:value-type="float">
            <text:p>3.554657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9023" calcext:value-type="float">
            <text:p>9023</text:p>
          </table:table-cell>
          <table:table-cell office:value-type="float" office:value="4586821000" calcext:value-type="float">
            <text:p>4586821000</text:p>
          </table:table-cell>
          <table:table-cell office:value-type="float" office:value="9083891646" calcext:value-type="float">
            <text:p>9083891646</text:p>
          </table:table-cell>
          <table:table-cell office:value-type="float" office:value="46778" calcext:value-type="float">
            <text:p>46778</text:p>
          </table:table-cell>
          <table:table-cell office:value-type="float" office:value="72111374" calcext:value-type="float">
            <text:p>72111374</text:p>
          </table:table-cell>
          <table:table-cell office:value-type="float" office:value="57023617" calcext:value-type="float">
            <text:p>57023617</text:p>
          </table:table-cell>
          <table:table-cell office:value-type="float" office:value="54557395" calcext:value-type="float">
            <text:p>5455739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94" calcext:value-type="float">
            <text:p>0.50494</text:p>
          </table:table-cell>
          <table:table-cell office:value-type="float" office:value="46778" calcext:value-type="float">
            <text:p>46778</text:p>
          </table:table-cell>
          <table:table-cell office:value-type="float" office:value="4.601324" calcext:value-type="float">
            <text:p>4.601324</text:p>
          </table:table-cell>
          <table:table-cell office:value-type="float" office:value="3.638596" calcext:value-type="float">
            <text:p>3.638596</text:p>
          </table:table-cell>
          <table:table-cell office:value-type="float" office:value="3.48123" calcext:value-type="float">
            <text:p>3.48123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5" calcext:value-type="float">
            <text:p>58875</text:p>
          </table:table-cell>
          <table:table-cell office:value-type="float" office:value="9022" calcext:value-type="float">
            <text:p>9022</text:p>
          </table:table-cell>
          <table:table-cell office:value-type="float" office:value="4586104972" calcext:value-type="float">
            <text:p>4586104972</text:p>
          </table:table-cell>
          <table:table-cell office:value-type="float" office:value="9081416128" calcext:value-type="float">
            <text:p>9081416128</text:p>
          </table:table-cell>
          <table:table-cell office:value-type="float" office:value="45350" calcext:value-type="float">
            <text:p>45350</text:p>
          </table:table-cell>
          <table:table-cell office:value-type="float" office:value="71908257" calcext:value-type="float">
            <text:p>71908257</text:p>
          </table:table-cell>
          <table:table-cell office:value-type="float" office:value="56877319" calcext:value-type="float">
            <text:p>56877319</text:p>
          </table:table-cell>
          <table:table-cell office:value-type="float" office:value="54404028" calcext:value-type="float">
            <text:p>54404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999" calcext:value-type="float">
            <text:p>0.504999</text:p>
          </table:table-cell>
          <table:table-cell office:value-type="float" office:value="45350" calcext:value-type="float">
            <text:p>45350</text:p>
          </table:table-cell>
          <table:table-cell office:value-type="float" office:value="4.588363" calcext:value-type="float">
            <text:p>4.588363</text:p>
          </table:table-cell>
          <table:table-cell office:value-type="float" office:value="3.629261" calcext:value-type="float">
            <text:p>3.629261</text:p>
          </table:table-cell>
          <table:table-cell office:value-type="float" office:value="3.471443" calcext:value-type="float">
            <text:p>3.471443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3" calcext:value-type="float">
            <text:p>58873</text:p>
          </table:table-cell>
          <table:table-cell office:value-type="float" office:value="9020" calcext:value-type="float">
            <text:p>9020</text:p>
          </table:table-cell>
          <table:table-cell office:value-type="float" office:value="4576894035" calcext:value-type="float">
            <text:p>4576894035</text:p>
          </table:table-cell>
          <table:table-cell office:value-type="float" office:value="9091958505" calcext:value-type="float">
            <text:p>9091958505</text:p>
          </table:table-cell>
          <table:table-cell office:value-type="float" office:value="46696" calcext:value-type="float">
            <text:p>46696</text:p>
          </table:table-cell>
          <table:table-cell office:value-type="float" office:value="71640620" calcext:value-type="float">
            <text:p>71640620</text:p>
          </table:table-cell>
          <table:table-cell office:value-type="float" office:value="56567154" calcext:value-type="float">
            <text:p>56567154</text:p>
          </table:table-cell>
          <table:table-cell office:value-type="float" office:value="54199372" calcext:value-type="float">
            <text:p>5419937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34" calcext:value-type="float">
            <text:p>0.5034</text:p>
          </table:table-cell>
          <table:table-cell office:value-type="float" office:value="46696" calcext:value-type="float">
            <text:p>46696</text:p>
          </table:table-cell>
          <table:table-cell office:value-type="float" office:value="4.575848" calcext:value-type="float">
            <text:p>4.575848</text:p>
          </table:table-cell>
          <table:table-cell office:value-type="float" office:value="3.613072" calcext:value-type="float">
            <text:p>3.613072</text:p>
          </table:table-cell>
          <table:table-cell office:value-type="float" office:value="3.461836" calcext:value-type="float">
            <text:p>3.461836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1" calcext:value-type="float">
            <text:p>58871</text:p>
          </table:table-cell>
          <table:table-cell office:value-type="float" office:value="9020" calcext:value-type="float">
            <text:p>9020</text:p>
          </table:table-cell>
          <table:table-cell office:value-type="float" office:value="4582397465" calcext:value-type="float">
            <text:p>4582397465</text:p>
          </table:table-cell>
          <table:table-cell office:value-type="float" office:value="9085149555" calcext:value-type="float">
            <text:p>9085149555</text:p>
          </table:table-cell>
          <table:table-cell office:value-type="float" office:value="45838" calcext:value-type="float">
            <text:p>45838</text:p>
          </table:table-cell>
          <table:table-cell office:value-type="float" office:value="72075673" calcext:value-type="float">
            <text:p>72075673</text:p>
          </table:table-cell>
          <table:table-cell office:value-type="float" office:value="57062740" calcext:value-type="float">
            <text:p>57062740</text:p>
          </table:table-cell>
          <table:table-cell office:value-type="float" office:value="54529023" calcext:value-type="float">
            <text:p>54529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383" calcext:value-type="float">
            <text:p>0.504383</text:p>
          </table:table-cell>
          <table:table-cell office:value-type="float" office:value="45838" calcext:value-type="float">
            <text:p>45838</text:p>
          </table:table-cell>
          <table:table-cell office:value-type="float" office:value="4.603636" calcext:value-type="float">
            <text:p>4.603636</text:p>
          </table:table-cell>
          <table:table-cell office:value-type="float" office:value="3.644726" calcext:value-type="float">
            <text:p>3.644726</text:p>
          </table:table-cell>
          <table:table-cell office:value-type="float" office:value="3.482892" calcext:value-type="float">
            <text:p>3.482892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10027" calcext:value-type="float">
            <text:p>10027</text:p>
          </table:table-cell>
          <table:table-cell office:value-type="float" office:value="4604742839" calcext:value-type="float">
            <text:p>4604742839</text:p>
          </table:table-cell>
          <table:table-cell office:value-type="float" office:value="9088369737" calcext:value-type="float">
            <text:p>9088369737</text:p>
          </table:table-cell>
          <table:table-cell office:value-type="float" office:value="51427" calcext:value-type="float">
            <text:p>51427</text:p>
          </table:table-cell>
          <table:table-cell office:value-type="float" office:value="77093480" calcext:value-type="float">
            <text:p>77093480</text:p>
          </table:table-cell>
          <table:table-cell office:value-type="float" office:value="60947195" calcext:value-type="float">
            <text:p>60947195</text:p>
          </table:table-cell>
          <table:table-cell office:value-type="float" office:value="58211559" calcext:value-type="float">
            <text:p>5821155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6663" calcext:value-type="float">
            <text:p>0.506663</text:p>
          </table:table-cell>
          <table:table-cell office:value-type="float" office:value="51427" calcext:value-type="float">
            <text:p>51427</text:p>
          </table:table-cell>
          <table:table-cell office:value-type="float" office:value="4.919225" calcext:value-type="float">
            <text:p>4.919225</text:p>
          </table:table-cell>
          <table:table-cell office:value-type="float" office:value="3.888954" calcext:value-type="float">
            <text:p>3.888954</text:p>
          </table:table-cell>
          <table:table-cell office:value-type="float" office:value="3.714397" calcext:value-type="float">
            <text:p>3.714397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3" calcext:value-type="float">
            <text:p>58883</text:p>
          </table:table-cell>
          <table:table-cell office:value-type="float" office:value="10027" calcext:value-type="float">
            <text:p>10027</text:p>
          </table:table-cell>
          <table:table-cell office:value-type="float" office:value="4458788945" calcext:value-type="float">
            <text:p>4458788945</text:p>
          </table:table-cell>
          <table:table-cell office:value-type="float" office:value="9035939729" calcext:value-type="float">
            <text:p>9035939729</text:p>
          </table:table-cell>
          <table:table-cell office:value-type="float" office:value="47907" calcext:value-type="float">
            <text:p>47907</text:p>
          </table:table-cell>
          <table:table-cell office:value-type="float" office:value="66667744" calcext:value-type="float">
            <text:p>66667744</text:p>
          </table:table-cell>
          <table:table-cell office:value-type="float" office:value="52697424" calcext:value-type="float">
            <text:p>52697424</text:p>
          </table:table-cell>
          <table:table-cell office:value-type="float" office:value="50429742" calcext:value-type="float">
            <text:p>50429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345" calcext:value-type="float">
            <text:p>0.49345</text:p>
          </table:table-cell>
          <table:table-cell office:value-type="float" office:value="47907" calcext:value-type="float">
            <text:p>47907</text:p>
          </table:table-cell>
          <table:table-cell office:value-type="float" office:value="4.253973" calcext:value-type="float">
            <text:p>4.253973</text:p>
          </table:table-cell>
          <table:table-cell office:value-type="float" office:value="3.362547" calcext:value-type="float">
            <text:p>3.362547</text:p>
          </table:table-cell>
          <table:table-cell office:value-type="float" office:value="3.21785" calcext:value-type="float">
            <text:p>3.21785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 office:value-type="float" office:value="10022" calcext:value-type="float">
            <text:p>10022</text:p>
          </table:table-cell>
          <table:table-cell office:value-type="float" office:value="4581623151" calcext:value-type="float">
            <text:p>4581623151</text:p>
          </table:table-cell>
          <table:table-cell office:value-type="float" office:value="9083988656" calcext:value-type="float">
            <text:p>9083988656</text:p>
          </table:table-cell>
          <table:table-cell office:value-type="float" office:value="128941" calcext:value-type="float">
            <text:p>128941</text:p>
          </table:table-cell>
          <table:table-cell office:value-type="float" office:value="71498548" calcext:value-type="float">
            <text:p>71498548</text:p>
          </table:table-cell>
          <table:table-cell office:value-type="float" office:value="59139207" calcext:value-type="float">
            <text:p>59139207</text:p>
          </table:table-cell>
          <table:table-cell office:value-type="float" office:value="53958567" calcext:value-type="float">
            <text:p>5395856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362" calcext:value-type="float">
            <text:p>0.504362</text:p>
          </table:table-cell>
          <table:table-cell office:value-type="float" office:value="128941" calcext:value-type="float">
            <text:p>128941</text:p>
          </table:table-cell>
          <table:table-cell office:value-type="float" office:value="4.566773" calcext:value-type="float">
            <text:p>4.566773</text:p>
          </table:table-cell>
          <table:table-cell office:value-type="float" office:value="3.777355" calcext:value-type="float">
            <text:p>3.777355</text:p>
          </table:table-cell>
          <table:table-cell office:value-type="float" office:value="3.446455" calcext:value-type="float">
            <text:p>3.446455</text:p>
          </table:table-cell>
          <table:table-cell office:value-type="float" office:value="1.21" calcext:value-type="float">
            <text:p>1.2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10024" calcext:value-type="float">
            <text:p>10024</text:p>
          </table:table-cell>
          <table:table-cell office:value-type="float" office:value="4597470881" calcext:value-type="float">
            <text:p>4597470881</text:p>
          </table:table-cell>
          <table:table-cell office:value-type="float" office:value="9081110453" calcext:value-type="float">
            <text:p>9081110453</text:p>
          </table:table-cell>
          <table:table-cell office:value-type="float" office:value="46436" calcext:value-type="float">
            <text:p>46436</text:p>
          </table:table-cell>
          <table:table-cell office:value-type="float" office:value="72961347" calcext:value-type="float">
            <text:p>72961347</text:p>
          </table:table-cell>
          <table:table-cell office:value-type="float" office:value="57557854" calcext:value-type="float">
            <text:p>57557854</text:p>
          </table:table-cell>
          <table:table-cell office:value-type="float" office:value="55107169" calcext:value-type="float">
            <text:p>55107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6267" calcext:value-type="float">
            <text:p>0.506267</text:p>
          </table:table-cell>
          <table:table-cell office:value-type="float" office:value="46436" calcext:value-type="float">
            <text:p>46436</text:p>
          </table:table-cell>
          <table:table-cell office:value-type="float" office:value="4.660206" calcext:value-type="float">
            <text:p>4.660206</text:p>
          </table:table-cell>
          <table:table-cell office:value-type="float" office:value="3.67635" calcext:value-type="float">
            <text:p>3.67635</text:p>
          </table:table-cell>
          <table:table-cell office:value-type="float" office:value="3.519819" calcext:value-type="float">
            <text:p>3.519819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10025" calcext:value-type="float">
            <text:p>10025</text:p>
          </table:table-cell>
          <table:table-cell office:value-type="float" office:value="4595018541" calcext:value-type="float">
            <text:p>4595018541</text:p>
          </table:table-cell>
          <table:table-cell office:value-type="float" office:value="9073690498" calcext:value-type="float">
            <text:p>9073690498</text:p>
          </table:table-cell>
          <table:table-cell office:value-type="float" office:value="45912" calcext:value-type="float">
            <text:p>45912</text:p>
          </table:table-cell>
          <table:table-cell office:value-type="float" office:value="71480722" calcext:value-type="float">
            <text:p>71480722</text:p>
          </table:table-cell>
          <table:table-cell office:value-type="float" office:value="56411117" calcext:value-type="float">
            <text:p>56411117</text:p>
          </table:table-cell>
          <table:table-cell office:value-type="float" office:value="53996682" calcext:value-type="float">
            <text:p>5399668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6411" calcext:value-type="float">
            <text:p>0.506411</text:p>
          </table:table-cell>
          <table:table-cell office:value-type="float" office:value="45912" calcext:value-type="float">
            <text:p>45912</text:p>
          </table:table-cell>
          <table:table-cell office:value-type="float" office:value="4.565635" calcext:value-type="float">
            <text:p>4.565635</text:p>
          </table:table-cell>
          <table:table-cell office:value-type="float" office:value="3.603105" calcext:value-type="float">
            <text:p>3.603105</text:p>
          </table:table-cell>
          <table:table-cell office:value-type="float" office:value="3.44889" calcext:value-type="float">
            <text:p>3.44889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5" calcext:value-type="float">
            <text:p>58875</text:p>
          </table:table-cell>
          <table:table-cell office:value-type="float" office:value="10024" calcext:value-type="float">
            <text:p>10024</text:p>
          </table:table-cell>
          <table:table-cell office:value-type="float" office:value="4626277030" calcext:value-type="float">
            <text:p>4626277030</text:p>
          </table:table-cell>
          <table:table-cell office:value-type="float" office:value="9069118052" calcext:value-type="float">
            <text:p>9069118052</text:p>
          </table:table-cell>
          <table:table-cell office:value-type="float" office:value="45994" calcext:value-type="float">
            <text:p>45994</text:p>
          </table:table-cell>
          <table:table-cell office:value-type="float" office:value="73335762" calcext:value-type="float">
            <text:p>73335762</text:p>
          </table:table-cell>
          <table:table-cell office:value-type="float" office:value="57810943" calcext:value-type="float">
            <text:p>57810943</text:p>
          </table:table-cell>
          <table:table-cell office:value-type="float" office:value="55306242" calcext:value-type="float">
            <text:p>55306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0113" calcext:value-type="float">
            <text:p>0.510113</text:p>
          </table:table-cell>
          <table:table-cell office:value-type="float" office:value="45994" calcext:value-type="float">
            <text:p>45994</text:p>
          </table:table-cell>
          <table:table-cell office:value-type="float" office:value="4.68412" calcext:value-type="float">
            <text:p>4.68412</text:p>
          </table:table-cell>
          <table:table-cell office:value-type="float" office:value="3.692515" calcext:value-type="float">
            <text:p>3.692515</text:p>
          </table:table-cell>
          <table:table-cell office:value-type="float" office:value="3.532534" calcext:value-type="float">
            <text:p>3.532534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1" calcext:value-type="float">
            <text:p>58871</text:p>
          </table:table-cell>
          <table:table-cell office:value-type="float" office:value="10133" calcext:value-type="float">
            <text:p>10133</text:p>
          </table:table-cell>
          <table:table-cell office:value-type="float" office:value="5139115145" calcext:value-type="float">
            <text:p>5139115145</text:p>
          </table:table-cell>
          <table:table-cell office:value-type="float" office:value="10101400704" calcext:value-type="float">
            <text:p>10101400704</text:p>
          </table:table-cell>
          <table:table-cell office:value-type="float" office:value="92028" calcext:value-type="float">
            <text:p>92028</text:p>
          </table:table-cell>
          <table:table-cell office:value-type="float" office:value="81288138" calcext:value-type="float">
            <text:p>81288138</text:p>
          </table:table-cell>
          <table:table-cell office:value-type="float" office:value="64165343" calcext:value-type="float">
            <text:p>64165343</text:p>
          </table:table-cell>
          <table:table-cell office:value-type="float" office:value="61310247" calcext:value-type="float">
            <text:p>61310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8753" calcext:value-type="float">
            <text:p>0.508753</text:p>
          </table:table-cell>
          <table:table-cell office:value-type="float" office:value="92028" calcext:value-type="float">
            <text:p>92028</text:p>
          </table:table-cell>
          <table:table-cell office:value-type="float" office:value="4.674251" calcext:value-type="float">
            <text:p>4.674251</text:p>
          </table:table-cell>
          <table:table-cell office:value-type="float" office:value="3.689652" calcext:value-type="float">
            <text:p>3.689652</text:p>
          </table:table-cell>
          <table:table-cell office:value-type="float" office:value="3.525477" calcext:value-type="float">
            <text:p>3.525477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3" calcext:value-type="float">
            <text:p>58873</text:p>
          </table:table-cell>
          <table:table-cell office:value-type="float" office:value="10133" calcext:value-type="float">
            <text:p>10133</text:p>
          </table:table-cell>
          <table:table-cell office:value-type="float" office:value="4313522508" calcext:value-type="float">
            <text:p>4313522508</text:p>
          </table:table-cell>
          <table:table-cell office:value-type="float" office:value="8434710387" calcext:value-type="float">
            <text:p>8434710387</text:p>
          </table:table-cell>
          <table:table-cell office:value-type="float" office:value="166048" calcext:value-type="float">
            <text:p>166048</text:p>
          </table:table-cell>
          <table:table-cell office:value-type="float" office:value="68065230" calcext:value-type="float">
            <text:p>68065230</text:p>
          </table:table-cell>
          <table:table-cell office:value-type="float" office:value="53096123" calcext:value-type="float">
            <text:p>53096123</text:p>
          </table:table-cell>
          <table:table-cell office:value-type="float" office:value="50827423" calcext:value-type="float">
            <text:p>5082742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1401" calcext:value-type="float">
            <text:p>0.511401</text:p>
          </table:table-cell>
          <table:table-cell office:value-type="float" office:value="166048" calcext:value-type="float">
            <text:p>166048</text:p>
          </table:table-cell>
          <table:table-cell office:value-type="float" office:value="3.913904" calcext:value-type="float">
            <text:p>3.913904</text:p>
          </table:table-cell>
          <table:table-cell office:value-type="float" office:value="3.053147" calcext:value-type="float">
            <text:p>3.053147</text:p>
          </table:table-cell>
          <table:table-cell office:value-type="float" office:value="2.922691" calcext:value-type="float">
            <text:p>2.922691</text:p>
          </table:table-cell>
          <table:table-cell office:value-type="float" office:value="1.28" calcext:value-type="float">
            <text:p>1.2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1" calcext:value-type="float">
            <text:p>58871</text:p>
          </table:table-cell>
          <table:table-cell office:value-type="float" office:value="10143" calcext:value-type="float">
            <text:p>10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10028" calcext:value-type="float">
            <text:p>10028</text:p>
          </table:table-cell>
          <table:table-cell office:value-type="float" office:value="1603966" calcext:value-type="float">
            <text:p>1603966</text:p>
          </table:table-cell>
          <table:table-cell office:value-type="float" office:value="3768616" calcext:value-type="float">
            <text:p>3768616</text:p>
          </table:table-cell>
          <table:table-cell office:value-type="float" office:value="5" calcext:value-type="float">
            <text:p>5</text:p>
          </table:table-cell>
          <table:table-cell office:value-type="float" office:value="24358" calcext:value-type="float">
            <text:p>24358</text:p>
          </table:table-cell>
          <table:table-cell office:value-type="float" office:value="24013" calcext:value-type="float">
            <text:p>24013</text:p>
          </table:table-cell>
          <table:table-cell office:value-type="float" office:value="22814" calcext:value-type="float">
            <text:p>22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611" calcext:value-type="float">
            <text:p>0.425611</text:p>
          </table:table-cell>
          <table:table-cell office:value-type="float" office:value="5" calcext:value-type="float">
            <text:p>5</text:p>
          </table:table-cell>
          <table:table-cell office:value-type="float" office:value="1.558912" calcext:value-type="float">
            <text:p>1.558912</text:p>
          </table:table-cell>
          <table:table-cell office:value-type="float" office:value="1.536832" calcext:value-type="float">
            <text:p>1.536832</text:p>
          </table:table-cell>
          <table:table-cell office:value-type="float" office:value="1.460096" calcext:value-type="float">
            <text:p>1.460096</text:p>
          </table:table-cell>
          <table:table-cell office:value-type="float" office:value="1.01" calcext:value-type="float">
            <text:p>1.0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3" calcext:value-type="float">
            <text:p>58883</text:p>
          </table:table-cell>
          <table:table-cell office:value-type="float" office:value="10028" calcext:value-type="float">
            <text:p>10028</text:p>
          </table:table-cell>
          <table:table-cell office:value-type="float" office:value="932690" calcext:value-type="float">
            <text:p>932690</text:p>
          </table:table-cell>
          <table:table-cell office:value-type="float" office:value="2206078" calcext:value-type="float">
            <text:p>2206078</text:p>
          </table:table-cell>
          <table:table-cell office:value-type="float" office:value="8" calcext:value-type="float">
            <text:p>8</text:p>
          </table:table-cell>
          <table:table-cell office:value-type="float" office:value="11355" calcext:value-type="float">
            <text:p>11355</text:p>
          </table:table-cell>
          <table:table-cell office:value-type="float" office:value="11190" calcext:value-type="float">
            <text:p>11190</text:p>
          </table:table-cell>
          <table:table-cell office:value-type="float" office:value="10624" calcext:value-type="float">
            <text:p>10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782" calcext:value-type="float">
            <text:p>0.422782</text:p>
          </table:table-cell>
          <table:table-cell office:value-type="float" office:value="8" calcext:value-type="float">
            <text:p>8</text:p>
          </table:table-cell>
          <table:table-cell office:value-type="float" office:value="0.72672" calcext:value-type="float">
            <text:p>0.72672</text:p>
          </table:table-cell>
          <table:table-cell office:value-type="float" office:value="0.71616" calcext:value-type="float">
            <text:p>0.71616</text:p>
          </table:table-cell>
          <table:table-cell office:value-type="float" office:value="0.679936" calcext:value-type="float">
            <text:p>0.679936</text:p>
          </table:table-cell>
          <table:table-cell office:value-type="float" office:value="1.01" calcext:value-type="float">
            <text:p>1.0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10029" calcext:value-type="float">
            <text:p>10029</text:p>
          </table:table-cell>
          <table:table-cell office:value-type="float" office:value="1155777" calcext:value-type="float">
            <text:p>1155777</text:p>
          </table:table-cell>
          <table:table-cell office:value-type="float" office:value="2723825" calcext:value-type="float">
            <text:p>2723825</text:p>
          </table:table-cell>
          <table:table-cell office:value-type="float" office:value="4" calcext:value-type="float">
            <text:p>4</text:p>
          </table:table-cell>
          <table:table-cell office:value-type="float" office:value="17735" calcext:value-type="float">
            <text:p>17735</text:p>
          </table:table-cell>
          <table:table-cell office:value-type="float" office:value="17473" calcext:value-type="float">
            <text:p>17473</text:p>
          </table:table-cell>
          <table:table-cell office:value-type="float" office:value="16381" calcext:value-type="float">
            <text:p>16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321" calcext:value-type="float">
            <text:p>0.424321</text:p>
          </table:table-cell>
          <table:table-cell office:value-type="float" office:value="4" calcext:value-type="float">
            <text:p>4</text:p>
          </table:table-cell>
          <table:table-cell office:value-type="float" office:value="1.13504" calcext:value-type="float">
            <text:p>1.13504</text:p>
          </table:table-cell>
          <table:table-cell office:value-type="float" office:value="1.118272" calcext:value-type="float">
            <text:p>1.118272</text:p>
          </table:table-cell>
          <table:table-cell office:value-type="float" office:value="1.048384" calcext:value-type="float">
            <text:p>1.048384</text:p>
          </table:table-cell>
          <table:table-cell office:value-type="float" office:value="1.01" calcext:value-type="float">
            <text:p>1.0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58883" calcext:value-type="float">
            <text:p>58883</text:p>
          </table:table-cell>
          <table:table-cell office:value-type="float" office:value="10029" calcext:value-type="float">
            <text:p>10029</text:p>
          </table:table-cell>
          <table:table-cell office:value-type="float" office:value="607231" calcext:value-type="float">
            <text:p>607231</text:p>
          </table:table-cell>
          <table:table-cell office:value-type="float" office:value="1458101" calcext:value-type="float">
            <text:p>1458101</text:p>
          </table:table-cell>
          <table:table-cell office:value-type="float" office:value="6" calcext:value-type="float">
            <text:p>6</text:p>
          </table:table-cell>
          <table:table-cell office:value-type="float" office:value="6962" calcext:value-type="float">
            <text:p>6962</text:p>
          </table:table-cell>
          <table:table-cell office:value-type="float" office:value="6887" calcext:value-type="float">
            <text:p>6887</text:p>
          </table:table-cell>
          <table:table-cell office:value-type="float" office:value="6443" calcext:value-type="float">
            <text:p>6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6453" calcext:value-type="float">
            <text:p>0.416453</text:p>
          </table:table-cell>
          <table:table-cell office:value-type="float" office:value="6" calcext:value-type="float">
            <text:p>6</text:p>
          </table:table-cell>
          <table:table-cell office:value-type="float" office:value="0.445568" calcext:value-type="float">
            <text:p>0.445568</text:p>
          </table:table-cell>
          <table:table-cell office:value-type="float" office:value="0.440768" calcext:value-type="float">
            <text:p>0.440768</text:p>
          </table:table-cell>
          <table:table-cell office:value-type="float" office:value="0.412352" calcext:value-type="float">
            <text:p>0.412352</text:p>
          </table:table-cell>
          <table:table-cell office:value-type="float" office:value="1.01" calcext:value-type="float">
            <text:p>1.0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10314" calcext:value-type="float">
            <text:p>10314</text:p>
          </table:table-cell>
          <table:table-cell office:value-type="float" office:value="1170626752" calcext:value-type="float">
            <text:p>1170626752</text:p>
          </table:table-cell>
          <table:table-cell office:value-type="float" office:value="2357535401" calcext:value-type="float">
            <text:p>2357535401</text:p>
          </table:table-cell>
          <table:table-cell office:value-type="float" office:value="62782" calcext:value-type="float">
            <text:p>62782</text:p>
          </table:table-cell>
          <table:table-cell office:value-type="float" office:value="18641845" calcext:value-type="float">
            <text:p>18641845</text:p>
          </table:table-cell>
          <table:table-cell office:value-type="float" office:value="14426275" calcext:value-type="float">
            <text:p>14426275</text:p>
          </table:table-cell>
          <table:table-cell office:value-type="float" office:value="13786292" calcext:value-type="float">
            <text:p>137862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6547" calcext:value-type="float">
            <text:p>0.496547</text:p>
          </table:table-cell>
          <table:table-cell office:value-type="float" office:value="62782" calcext:value-type="float">
            <text:p>62782</text:p>
          </table:table-cell>
          <table:table-cell office:value-type="float" office:value="4.186239" calcext:value-type="float">
            <text:p>4.186239</text:p>
          </table:table-cell>
          <table:table-cell office:value-type="float" office:value="3.239584" calcext:value-type="float">
            <text:p>3.239584</text:p>
          </table:table-cell>
          <table:table-cell office:value-type="float" office:value="3.095869" calcext:value-type="float">
            <text:p>3.095869</text:p>
          </table:table-cell>
          <table:table-cell office:value-type="float" office:value="1.29" calcext:value-type="float">
            <text:p>1.29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83" calcext:value-type="float">
            <text:p>58883</text:p>
          </table:table-cell>
          <table:table-cell office:value-type="float" office:value="10314" calcext:value-type="float">
            <text:p>10314</text:p>
          </table:table-cell>
          <table:table-cell office:value-type="float" office:value="1144196599" calcext:value-type="float">
            <text:p>1144196599</text:p>
          </table:table-cell>
          <table:table-cell office:value-type="float" office:value="2293500167" calcext:value-type="float">
            <text:p>2293500167</text:p>
          </table:table-cell>
          <table:table-cell office:value-type="float" office:value="55470" calcext:value-type="float">
            <text:p>55470</text:p>
          </table:table-cell>
          <table:table-cell office:value-type="float" office:value="18608203" calcext:value-type="float">
            <text:p>18608203</text:p>
          </table:table-cell>
          <table:table-cell office:value-type="float" office:value="14393994" calcext:value-type="float">
            <text:p>14393994</text:p>
          </table:table-cell>
          <table:table-cell office:value-type="float" office:value="13778495" calcext:value-type="float">
            <text:p>13778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8887" calcext:value-type="float">
            <text:p>0.498887</text:p>
          </table:table-cell>
          <table:table-cell office:value-type="float" office:value="55470" calcext:value-type="float">
            <text:p>55470</text:p>
          </table:table-cell>
          <table:table-cell office:value-type="float" office:value="4.178684" calcext:value-type="float">
            <text:p>4.178684</text:p>
          </table:table-cell>
          <table:table-cell office:value-type="float" office:value="3.232336" calcext:value-type="float">
            <text:p>3.232336</text:p>
          </table:table-cell>
          <table:table-cell office:value-type="float" office:value="3.094118" calcext:value-type="float">
            <text:p>3.094118</text:p>
          </table:table-cell>
          <table:table-cell office:value-type="float" office:value="1.29" calcext:value-type="float">
            <text:p>1.29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85" calcext:value-type="float">
            <text:p>58885</text:p>
          </table:table-cell>
          <table:table-cell office:value-type="float" office:value="10324" calcext:value-type="float">
            <text:p>10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38" calcext:value-type="float">
            <text:p>743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7438" calcext:value-type="float">
            <text:p>7438</text:p>
          </table:table-cell>
          <table:table-cell table:number-columns-repeated="2" office:value-type="float" office:value="0.000205" calcext:value-type="float">
            <text:p>0.000205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 office:value-type="float" office:value="10024" calcext:value-type="float">
            <text:p>10024</text:p>
          </table:table-cell>
          <table:table-cell office:value-type="float" office:value="999434" calcext:value-type="float">
            <text:p>999434</text:p>
          </table:table-cell>
          <table:table-cell office:value-type="float" office:value="2372885" calcext:value-type="float">
            <text:p>2372885</text:p>
          </table:table-cell>
          <table:table-cell office:value-type="float" office:value="3" calcext:value-type="float">
            <text:p>3</text:p>
          </table:table-cell>
          <table:table-cell office:value-type="float" office:value="15405" calcext:value-type="float">
            <text:p>15405</text:p>
          </table:table-cell>
          <table:table-cell office:value-type="float" office:value="15056" calcext:value-type="float">
            <text:p>15056</text:p>
          </table:table-cell>
          <table:table-cell office:value-type="float" office:value="14192" calcext:value-type="float">
            <text:p>14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189" calcext:value-type="float">
            <text:p>0.421189</text:p>
          </table:table-cell>
          <table:table-cell office:value-type="float" office:value="3" calcext:value-type="float">
            <text:p>3</text:p>
          </table:table-cell>
          <table:table-cell office:value-type="float" office:value="0.49296" calcext:value-type="float">
            <text:p>0.49296</text:p>
          </table:table-cell>
          <table:table-cell office:value-type="float" office:value="0.481792" calcext:value-type="float">
            <text:p>0.481792</text:p>
          </table:table-cell>
          <table:table-cell office:value-type="float" office:value="0.454144" calcext:value-type="float">
            <text:p>0.454144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10026" calcext:value-type="float">
            <text:p>10026</text:p>
          </table:table-cell>
          <table:table-cell office:value-type="float" office:value="1544104" calcext:value-type="float">
            <text:p>1544104</text:p>
          </table:table-cell>
          <table:table-cell office:value-type="float" office:value="1384431" calcext:value-type="float">
            <text:p>1384431</text:p>
          </table:table-cell>
          <table:table-cell office:value-type="float" office:value="43" calcext:value-type="float">
            <text:p>43</text:p>
          </table:table-cell>
          <table:table-cell office:value-type="float" office:value="54230" calcext:value-type="float">
            <text:p>54230</text:p>
          </table:table-cell>
          <table:table-cell office:value-type="float" office:value="35235" calcext:value-type="float">
            <text:p>35235</text:p>
          </table:table-cell>
          <table:table-cell office:value-type="float" office:value="35123" calcext:value-type="float">
            <text:p>35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15335" calcext:value-type="float">
            <text:p>1.115335</text:p>
          </table:table-cell>
          <table:table-cell office:value-type="float" office:value="43" calcext:value-type="float">
            <text:p>43</text:p>
          </table:table-cell>
          <table:table-cell office:value-type="float" office:value="1.73536" calcext:value-type="float">
            <text:p>1.73536</text:p>
          </table:table-cell>
          <table:table-cell office:value-type="float" office:value="1.12752" calcext:value-type="float">
            <text:p>1.12752</text:p>
          </table:table-cell>
          <table:table-cell office:value-type="float" office:value="1.123936" calcext:value-type="float">
            <text:p>1.123936</text:p>
          </table:table-cell>
          <table:table-cell office:value-type="float" office:value="1.54" calcext:value-type="float">
            <text:p>1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 office:value-type="float" office:value="10025" calcext:value-type="float">
            <text:p>10025</text:p>
          </table:table-cell>
          <table:table-cell office:value-type="float" office:value="998714" calcext:value-type="float">
            <text:p>998714</text:p>
          </table:table-cell>
          <table:table-cell office:value-type="float" office:value="2336542" calcext:value-type="float">
            <text:p>2336542</text:p>
          </table:table-cell>
          <table:table-cell office:value-type="float" office:value="6" calcext:value-type="float">
            <text:p>6</text:p>
          </table:table-cell>
          <table:table-cell office:value-type="float" office:value="15647" calcext:value-type="float">
            <text:p>15647</text:p>
          </table:table-cell>
          <table:table-cell office:value-type="float" office:value="15317" calcext:value-type="float">
            <text:p>15317</text:p>
          </table:table-cell>
          <table:table-cell office:value-type="float" office:value="14471" calcext:value-type="float">
            <text:p>14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433" calcext:value-type="float">
            <text:p>0.427433</text:p>
          </table:table-cell>
          <table:table-cell office:value-type="float" office:value="6" calcext:value-type="float">
            <text:p>6</text:p>
          </table:table-cell>
          <table:table-cell office:value-type="float" office:value="1.001408" calcext:value-type="float">
            <text:p>1.001408</text:p>
          </table:table-cell>
          <table:table-cell office:value-type="float" office:value="0.980288" calcext:value-type="float">
            <text:p>0.980288</text:p>
          </table:table-cell>
          <table:table-cell office:value-type="float" office:value="0.926144" calcext:value-type="float">
            <text:p>0.926144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10027" calcext:value-type="float">
            <text:p>10027</text:p>
          </table:table-cell>
          <table:table-cell office:value-type="float" office:value="1460221" calcext:value-type="float">
            <text:p>1460221</text:p>
          </table:table-cell>
          <table:table-cell office:value-type="float" office:value="1264011" calcext:value-type="float">
            <text:p>1264011</text:p>
          </table:table-cell>
          <table:table-cell office:value-type="float" office:value="46" calcext:value-type="float">
            <text:p>46</text:p>
          </table:table-cell>
          <table:table-cell office:value-type="float" office:value="51054" calcext:value-type="float">
            <text:p>51054</text:p>
          </table:table-cell>
          <table:table-cell office:value-type="float" office:value="33405" calcext:value-type="float">
            <text:p>33405</text:p>
          </table:table-cell>
          <table:table-cell office:value-type="float" office:value="33295" calcext:value-type="float">
            <text:p>33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55228" calcext:value-type="float">
            <text:p>1.155228</text:p>
          </table:table-cell>
          <table:table-cell office:value-type="float" office:value="46" calcext:value-type="float">
            <text:p>46</text:p>
          </table:table-cell>
          <table:table-cell office:value-type="float" office:value="3.267456" calcext:value-type="float">
            <text:p>3.267456</text:p>
          </table:table-cell>
          <table:table-cell office:value-type="float" office:value="2.13792" calcext:value-type="float">
            <text:p>2.13792</text:p>
          </table:table-cell>
          <table:table-cell office:value-type="float" office:value="2.13088" calcext:value-type="float">
            <text:p>2.13088</text:p>
          </table:table-cell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10216" calcext:value-type="float">
            <text:p>10216</text:p>
          </table:table-cell>
          <table:table-cell office:value-type="float" office:value="883938169" calcext:value-type="float">
            <text:p>883938169</text:p>
          </table:table-cell>
          <table:table-cell office:value-type="float" office:value="1727043868" calcext:value-type="float">
            <text:p>1727043868</text:p>
          </table:table-cell>
          <table:table-cell office:value-type="float" office:value="7654" calcext:value-type="float">
            <text:p>7654</text:p>
          </table:table-cell>
          <table:table-cell office:value-type="float" office:value="14058449" calcext:value-type="float">
            <text:p>14058449</text:p>
          </table:table-cell>
          <table:table-cell office:value-type="float" office:value="11104699" calcext:value-type="float">
            <text:p>11104699</text:p>
          </table:table-cell>
          <table:table-cell office:value-type="float" office:value="10665354" calcext:value-type="float">
            <text:p>10665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1822" calcext:value-type="float">
            <text:p>0.511822</text:p>
          </table:table-cell>
          <table:table-cell office:value-type="float" office:value="7654" calcext:value-type="float">
            <text:p>7654</text:p>
          </table:table-cell>
          <table:table-cell office:value-type="float" office:value="4.760533" calcext:value-type="float">
            <text:p>4.760533</text:p>
          </table:table-cell>
          <table:table-cell office:value-type="float" office:value="3.760321" calcext:value-type="float">
            <text:p>3.760321</text:p>
          </table:table-cell>
          <table:table-cell office:value-type="float" office:value="3.611548" calcext:value-type="float">
            <text:p>3.611548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81" calcext:value-type="float">
            <text:p>58881</text:p>
          </table:table-cell>
          <table:table-cell office:value-type="float" office:value="10214" calcext:value-type="float">
            <text:p>10214</text:p>
          </table:table-cell>
          <table:table-cell office:value-type="float" office:value="472533944" calcext:value-type="float">
            <text:p>472533944</text:p>
          </table:table-cell>
          <table:table-cell office:value-type="float" office:value="860511882" calcext:value-type="float">
            <text:p>860511882</text:p>
          </table:table-cell>
          <table:table-cell office:value-type="float" office:value="93341" calcext:value-type="float">
            <text:p>93341</text:p>
          </table:table-cell>
          <table:table-cell office:value-type="float" office:value="7389907" calcext:value-type="float">
            <text:p>7389907</text:p>
          </table:table-cell>
          <table:table-cell office:value-type="float" office:value="5669110" calcext:value-type="float">
            <text:p>5669110</text:p>
          </table:table-cell>
          <table:table-cell office:value-type="float" office:value="5099561" calcext:value-type="float">
            <text:p>50995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9131" calcext:value-type="float">
            <text:p>0.549131</text:p>
          </table:table-cell>
          <table:table-cell office:value-type="float" office:value="93341" calcext:value-type="float">
            <text:p>93341</text:p>
          </table:table-cell>
          <table:table-cell office:value-type="float" office:value="2.502402" calcext:value-type="float">
            <text:p>2.502402</text:p>
          </table:table-cell>
          <table:table-cell office:value-type="float" office:value="1.919699" calcext:value-type="float">
            <text:p>1.919699</text:p>
          </table:table-cell>
          <table:table-cell office:value-type="float" office:value="1.726835" calcext:value-type="float">
            <text:p>1.726835</text:p>
          </table:table-cell>
          <table:table-cell office:value-type="float" office:value="1.3" calcext:value-type="float">
            <text:p>1.3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58879" calcext:value-type="float">
            <text:p>58879</text:p>
          </table:table-cell>
          <table:table-cell office:value-type="float" office:value="10353" calcext:value-type="float">
            <text:p>10353</text:p>
          </table:table-cell>
          <table:table-cell office:value-type="float" office:value="516270178" calcext:value-type="float">
            <text:p>516270178</text:p>
          </table:table-cell>
          <table:table-cell office:value-type="float" office:value="942129858" calcext:value-type="float">
            <text:p>942129858</text:p>
          </table:table-cell>
          <table:table-cell office:value-type="float" office:value="48503" calcext:value-type="float">
            <text:p>48503</text:p>
          </table:table-cell>
          <table:table-cell office:value-type="float" office:value="8696067" calcext:value-type="float">
            <text:p>8696067</text:p>
          </table:table-cell>
          <table:table-cell office:value-type="float" office:value="6574293" calcext:value-type="float">
            <text:p>6574293</text:p>
          </table:table-cell>
          <table:table-cell office:value-type="float" office:value="6304136" calcext:value-type="float">
            <text:p>6304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7982" calcext:value-type="float">
            <text:p>0.547982</text:p>
          </table:table-cell>
          <table:table-cell office:value-type="float" office:value="48503" calcext:value-type="float">
            <text:p>48503</text:p>
          </table:table-cell>
          <table:table-cell office:value-type="float" office:value="4.062396" calcext:value-type="float">
            <text:p>4.062396</text:p>
          </table:table-cell>
          <table:table-cell office:value-type="float" office:value="3.071203" calcext:value-type="float">
            <text:p>3.071203</text:p>
          </table:table-cell>
          <table:table-cell office:value-type="float" office:value="2.944998" calcext:value-type="float">
            <text:p>2.944998</text:p>
          </table:table-cell>
          <table:table-cell office:value-type="float" office:value="1.32" calcext:value-type="float">
            <text:p>1.3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10027" calcext:value-type="float">
            <text:p>10027</text:p>
          </table:table-cell>
          <table:table-cell office:value-type="float" office:value="1739312" calcext:value-type="float">
            <text:p>1739312</text:p>
          </table:table-cell>
          <table:table-cell office:value-type="float" office:value="4389926" calcext:value-type="float">
            <text:p>4389926</text:p>
          </table:table-cell>
          <table:table-cell office:value-type="float" office:value="7" calcext:value-type="float">
            <text:p>7</text:p>
          </table:table-cell>
          <table:table-cell office:value-type="float" office:value="22749" calcext:value-type="float">
            <text:p>22749</text:p>
          </table:table-cell>
          <table:table-cell office:value-type="float" office:value="22492" calcext:value-type="float">
            <text:p>22492</text:p>
          </table:table-cell>
          <table:table-cell office:value-type="float" office:value="21450" calcext:value-type="float">
            <text:p>21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6205" calcext:value-type="float">
            <text:p>0.396205</text:p>
          </table:table-cell>
          <table:table-cell office:value-type="float" office:value="7" calcext:value-type="float">
            <text:p>7</text:p>
          </table:table-cell>
          <table:table-cell office:value-type="float" office:value="0.727968" calcext:value-type="float">
            <text:p>0.727968</text:p>
          </table:table-cell>
          <table:table-cell office:value-type="float" office:value="0.719744" calcext:value-type="float">
            <text:p>0.719744</text:p>
          </table:table-cell>
          <table:table-cell office:value-type="float" office:value="0.6864" calcext:value-type="float">
            <text:p>0.6864</text:p>
          </table:table-cell>
          <table:table-cell office:value-type="float" office:value="1.01" calcext:value-type="float">
            <text:p>1.0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5" calcext:value-type="float">
            <text:p>58875</text:p>
          </table:table-cell>
          <table:table-cell office:value-type="float" office:value="10026" calcext:value-type="float">
            <text:p>10026</text:p>
          </table:table-cell>
          <table:table-cell office:value-type="float" office:value="2028129" calcext:value-type="float">
            <text:p>2028129</text:p>
          </table:table-cell>
          <table:table-cell office:value-type="float" office:value="2463852" calcext:value-type="float">
            <text:p>2463852</text:p>
          </table:table-cell>
          <table:table-cell office:value-type="float" office:value="81" calcext:value-type="float">
            <text:p>81</text:p>
          </table:table-cell>
          <table:table-cell office:value-type="float" office:value="70789" calcext:value-type="float">
            <text:p>70789</text:p>
          </table:table-cell>
          <table:table-cell office:value-type="float" office:value="46282" calcext:value-type="float">
            <text:p>46282</text:p>
          </table:table-cell>
          <table:table-cell office:value-type="float" office:value="45905" calcext:value-type="float">
            <text:p>45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823154" calcext:value-type="float">
            <text:p>0.823154</text:p>
          </table:table-cell>
          <table:table-cell office:value-type="float" office:value="81" calcext:value-type="float">
            <text:p>81</text:p>
          </table:table-cell>
          <table:table-cell office:value-type="float" office:value="2.265248" calcext:value-type="float">
            <text:p>2.265248</text:p>
          </table:table-cell>
          <table:table-cell office:value-type="float" office:value="1.481024" calcext:value-type="float">
            <text:p>1.481024</text:p>
          </table:table-cell>
          <table:table-cell office:value-type="float" office:value="1.46896" calcext:value-type="float">
            <text:p>1.46896</text:p>
          </table:table-cell>
          <table:table-cell office:value-type="float" office:value="1.53" calcext:value-type="float">
            <text:p>1.5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10028" calcext:value-type="float">
            <text:p>10028</text:p>
          </table:table-cell>
          <table:table-cell office:value-type="float" office:value="1723781" calcext:value-type="float">
            <text:p>1723781</text:p>
          </table:table-cell>
          <table:table-cell office:value-type="float" office:value="4225669" calcext:value-type="float">
            <text:p>4225669</text:p>
          </table:table-cell>
          <table:table-cell office:value-type="float" office:value="4" calcext:value-type="float">
            <text:p>4</text:p>
          </table:table-cell>
          <table:table-cell office:value-type="float" office:value="24550" calcext:value-type="float">
            <text:p>24550</text:p>
          </table:table-cell>
          <table:table-cell office:value-type="float" office:value="24248" calcext:value-type="float">
            <text:p>24248</text:p>
          </table:table-cell>
          <table:table-cell office:value-type="float" office:value="23152" calcext:value-type="float">
            <text:p>23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931" calcext:value-type="float">
            <text:p>0.407931</text:p>
          </table:table-cell>
          <table:table-cell office:value-type="float" office:value="4" calcext:value-type="float">
            <text:p>4</text:p>
          </table:table-cell>
          <table:table-cell office:value-type="float" office:value="1.5712" calcext:value-type="float">
            <text:p>1.5712</text:p>
          </table:table-cell>
          <table:table-cell office:value-type="float" office:value="1.551872" calcext:value-type="float">
            <text:p>1.551872</text:p>
          </table:table-cell>
          <table:table-cell office:value-type="float" office:value="1.481728" calcext:value-type="float">
            <text:p>1.481728</text:p>
          </table:table-cell>
          <table:table-cell office:value-type="float" office:value="1.01" calcext:value-type="float">
            <text:p>1.0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8875" calcext:value-type="float">
            <text:p>58875</text:p>
          </table:table-cell>
          <table:table-cell office:value-type="float" office:value="10027" calcext:value-type="float">
            <text:p>10027</text:p>
          </table:table-cell>
          <table:table-cell office:value-type="float" office:value="2375240" calcext:value-type="float">
            <text:p>2375240</text:p>
          </table:table-cell>
          <table:table-cell office:value-type="float" office:value="2337569" calcext:value-type="float">
            <text:p>2337569</text:p>
          </table:table-cell>
          <table:table-cell office:value-type="float" office:value="79" calcext:value-type="float">
            <text:p>79</text:p>
          </table:table-cell>
          <table:table-cell office:value-type="float" office:value="83139" calcext:value-type="float">
            <text:p>83139</text:p>
          </table:table-cell>
          <table:table-cell office:value-type="float" office:value="54285" calcext:value-type="float">
            <text:p>54285</text:p>
          </table:table-cell>
          <table:table-cell office:value-type="float" office:value="53958" calcext:value-type="float">
            <text:p>53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16115" calcext:value-type="float">
            <text:p>1.016115</text:p>
          </table:table-cell>
          <table:table-cell office:value-type="float" office:value="79" calcext:value-type="float">
            <text:p>79</text:p>
          </table:table-cell>
          <table:table-cell office:value-type="float" office:value="5.320896" calcext:value-type="float">
            <text:p>5.320896</text:p>
          </table:table-cell>
          <table:table-cell office:value-type="float" office:value="3.47424" calcext:value-type="float">
            <text:p>3.47424</text:p>
          </table:table-cell>
          <table:table-cell office:value-type="float" office:value="3.453312" calcext:value-type="float">
            <text:p>3.453312</text:p>
          </table:table-cell>
          <table:table-cell office:value-type="float" office:value="1.53" calcext:value-type="float">
            <text:p>1.5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10200" calcext:value-type="float">
            <text:p>10200</text:p>
          </table:table-cell>
          <table:table-cell office:value-type="float" office:value="712085338" calcext:value-type="float">
            <text:p>712085338</text:p>
          </table:table-cell>
          <table:table-cell office:value-type="float" office:value="1413698142" calcext:value-type="float">
            <text:p>1413698142</text:p>
          </table:table-cell>
          <table:table-cell office:value-type="float" office:value="44368" calcext:value-type="float">
            <text:p>44368</text:p>
          </table:table-cell>
          <table:table-cell office:value-type="float" office:value="10025704" calcext:value-type="float">
            <text:p>10025704</text:p>
          </table:table-cell>
          <table:table-cell office:value-type="float" office:value="7874208" calcext:value-type="float">
            <text:p>7874208</text:p>
          </table:table-cell>
          <table:table-cell office:value-type="float" office:value="7538987" calcext:value-type="float">
            <text:p>75389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3704" calcext:value-type="float">
            <text:p>0.503704</text:p>
          </table:table-cell>
          <table:table-cell office:value-type="float" office:value="44368" calcext:value-type="float">
            <text:p>44368</text:p>
          </table:table-cell>
          <table:table-cell office:value-type="float" office:value="3.730494" calcext:value-type="float">
            <text:p>3.730494</text:p>
          </table:table-cell>
          <table:table-cell office:value-type="float" office:value="2.929938" calcext:value-type="float">
            <text:p>2.929938</text:p>
          </table:table-cell>
          <table:table-cell office:value-type="float" office:value="2.805204" calcext:value-type="float">
            <text:p>2.805204</text:p>
          </table:table-cell>
          <table:table-cell office:value-type="float" office:value="1.27" calcext:value-type="float">
            <text:p>1.2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8875" calcext:value-type="float">
            <text:p>58875</text:p>
          </table:table-cell>
          <table:table-cell office:value-type="float" office:value="10199" calcext:value-type="float">
            <text:p>10199</text:p>
          </table:table-cell>
          <table:table-cell office:value-type="float" office:value="200177374" calcext:value-type="float">
            <text:p>200177374</text:p>
          </table:table-cell>
          <table:table-cell office:value-type="float" office:value="339553161" calcext:value-type="float">
            <text:p>339553161</text:p>
          </table:table-cell>
          <table:table-cell office:value-type="float" office:value="98523" calcext:value-type="float">
            <text:p>98523</text:p>
          </table:table-cell>
          <table:table-cell office:value-type="float" office:value="3403095" calcext:value-type="float">
            <text:p>3403095</text:p>
          </table:table-cell>
          <table:table-cell office:value-type="float" office:value="2222618" calcext:value-type="float">
            <text:p>2222618</text:p>
          </table:table-cell>
          <table:table-cell office:value-type="float" office:value="2213960" calcext:value-type="float">
            <text:p>2213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9532" calcext:value-type="float">
            <text:p>0.589532</text:p>
          </table:table-cell>
          <table:table-cell office:value-type="float" office:value="98523" calcext:value-type="float">
            <text:p>98523</text:p>
          </table:table-cell>
          <table:table-cell office:value-type="float" office:value="1.266268" calcext:value-type="float">
            <text:p>1.266268</text:p>
          </table:table-cell>
          <table:table-cell office:value-type="float" office:value="0.827021" calcext:value-type="float">
            <text:p>0.827021</text:p>
          </table:table-cell>
          <table:table-cell office:value-type="float" office:value="0.823799" calcext:value-type="float">
            <text:p>0.823799</text:p>
          </table:table-cell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77" calcext:value-type="float">
            <text:p>58877</text:p>
          </table:table-cell>
          <table:table-cell office:value-type="float" office:value="10203" calcext:value-type="float">
            <text:p>1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29" calcext:value-type="float">
            <text:p>58929</text:p>
          </table:table-cell>
          <table:table-cell office:value-type="float" office:value="3287612850" calcext:value-type="float">
            <text:p>3287612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2647" calcext:value-type="float">
            <text:p>26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31" calcext:value-type="float">
            <text:p>58931</text:p>
          </table:table-cell>
          <table:table-cell office:value-type="float" office:value="3287612852" calcext:value-type="float">
            <text:p>3287612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2" calcext:value-type="float">
            <text:p>36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3721326E+019" calcext:value-type="float">
            <text:p>184464637213260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3622" calcext:value-type="float">
            <text:p>3622</text:p>
          </table:table-cell>
          <table:table-cell table:number-columns-repeated="2" office:value-type="float" office:value="0.000015" calcext:value-type="float">
            <text:p>0.00001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58934" calcext:value-type="float">
            <text:p>58934</text:p>
          </table:table-cell>
          <table:table-cell office:value-type="float" office:value="3287612854" calcext:value-type="float">
            <text:p>32876128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236E+019" calcext:value-type="float">
            <text:p>184467440693236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36" calcext:value-type="float">
            <text:p>58936</text:p>
          </table:table-cell>
          <table:table-cell office:value-type="float" office:value="3287612856" calcext:value-type="float">
            <text:p>328761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37221716E+019" calcext:value-type="float">
            <text:p>184464637221716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2721" calcext:value-type="float">
            <text:p>2721</text:p>
          </table:table-cell>
          <table:table-cell table:number-columns-repeated="2" office:value-type="float" office:value="0.000014" calcext:value-type="float">
            <text:p>0.00001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58938" calcext:value-type="float">
            <text:p>58938</text:p>
          </table:table-cell>
          <table:table-cell office:value-type="float" office:value="3287612857" calcext:value-type="float">
            <text:p>32876128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236E+019" calcext:value-type="float">
            <text:p>184467440693236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40" calcext:value-type="float">
            <text:p>58940</text:p>
          </table:table-cell>
          <table:table-cell office:value-type="float" office:value="3287612859" calcext:value-type="float">
            <text:p>32876128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37219575E+019" calcext:value-type="float">
            <text:p>184464637219575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8:56:58.755797758</meta:creation-date>
    <dc:date>2015-11-01T18:57:37.971825326</dc:date>
    <meta:editing-duration>P0D</meta:editing-duration>
    <meta:editing-cycles>1</meta:editing-cycles>
    <meta:document-statistic meta:table-count="1" meta:cell-count="2180" meta:object-count="0"/>
    <meta:generator>LibreOffice/4.2.8.2$Linux_X86_64 LibreOffice_project/420m0$Build-2</meta:generator>
  </office:meta>
</office:document-meta>
</file>